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43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7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break-before="column"/>
      <style:text-properties fo:font-size="10pt" style:font-size-asian="10pt" style:font-size-complex="10pt"/>
    </style:style>
    <style:style style:name="P3" style:family="paragraph" style:parent-style-name="Standard">
      <style:paragraph-properties fo:break-before="column"/>
      <style:text-properties fo:font-size="10pt" officeooo:paragraph-rsid="000e7512" style:font-size-asian="10pt" style:font-size-complex="10pt"/>
    </style:style>
    <style:style style:name="P4" style:family="paragraph" style:parent-style-name="Standard">
      <style:paragraph-properties fo:margin-left="0.501cm" fo:margin-right="0cm" fo:orphans="0" fo:widows="0" fo:text-indent="-0.501cm" style:auto-text-indent="false">
        <style:tab-stops>
          <style:tab-stop style:position="5.999cm" style:type="right"/>
        </style:tab-stops>
      </style:paragraph-properties>
      <style:text-properties fo:font-size="10pt" fo:language="fr" fo:country="FR" officeooo:paragraph-rsid="000e7512" style:font-size-asian="10pt" style:font-size-complex="10pt"/>
    </style:style>
    <style:style style:name="P5" style:family="paragraph" style:parent-style-name="Standard">
      <style:paragraph-properties fo:margin-left="0.501cm" fo:margin-right="0cm" fo:orphans="0" fo:widows="0" fo:text-indent="-0.501cm" style:auto-text-indent="false" fo:break-before="column"/>
      <style:text-properties fo:font-size="10pt" style:font-size-asian="10pt" style:font-size-complex="10pt"/>
    </style:style>
    <style:style style:name="P6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684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P7" style:family="paragraph" style:parent-style-name="ABCD">
      <style:paragraph-properties>
        <style:tab-stops/>
      </style:paragraph-properties>
      <style:text-properties fo:font-size="10pt" officeooo:paragraph-rsid="00100604" style:font-size-asian="10pt" style:font-size-complex="10pt"/>
    </style:style>
    <style:style style:name="P8" style:family="paragraph" style:parent-style-name="ABCD" style:list-style-name="Exos">
      <style:paragraph-properties>
        <style:tab-stops/>
      </style:paragraph-properties>
      <style:text-properties fo:font-size="10pt" officeooo:paragraph-rsid="001480ca" style:font-size-asian="10pt" style:font-size-complex="10pt"/>
    </style:style>
    <style:style style:name="P9" style:family="paragraph" style:parent-style-name="ABCD">
      <style:paragraph-properties>
        <style:tab-stops/>
      </style:paragraph-properties>
      <style:text-properties fo:font-size="10pt" officeooo:rsid="00100604" officeooo:paragraph-rsid="00100604" style:font-size-asian="10pt" style:font-size-complex="10pt"/>
    </style:style>
    <style:style style:name="P10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5b161" style:font-size-asian="10pt" style:font-size-complex="10pt"/>
    </style:style>
    <style:style style:name="P11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b6bf5" style:font-size-asian="10pt" style:font-size-complex="10pt"/>
    </style:style>
    <style:style style:name="P12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480ca" style:font-size-asian="10pt" style:font-size-complex="10pt"/>
    </style:style>
    <style:style style:name="P13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c6bf8" style:font-size-asian="10pt" style:font-size-complex="10pt"/>
    </style:style>
    <style:style style:name="P14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4a059" style:font-size-asian="10pt" style:font-size-complex="10pt"/>
    </style:style>
    <style:style style:name="P15" style:family="paragraph" style:parent-style-name="ABCD" style:list-style-name="Exos">
      <style:paragraph-properties>
        <style:tab-stops/>
      </style:paragraph-properties>
      <style:text-properties fo:font-size="10pt" officeooo:rsid="00100604" officeooo:paragraph-rsid="001ddf91" style:font-size-asian="10pt" style:font-size-complex="10pt"/>
    </style:style>
    <style:style style:name="P16" style:family="paragraph" style:parent-style-name="ABCD" style:list-style-name="Exos">
      <style:text-properties fo:font-size="10pt" officeooo:rsid="00100604" officeooo:paragraph-rsid="001c6bf8" style:font-size-asian="10pt" style:font-size-complex="10pt"/>
    </style:style>
    <style:style style:name="P17" style:family="paragraph" style:parent-style-name="ABCD" style:list-style-name="Exos">
      <style:text-properties fo:font-size="10pt" officeooo:rsid="00100604" officeooo:paragraph-rsid="001f35ee" style:font-size-asian="10pt" style:font-size-complex="10pt"/>
    </style:style>
    <style:style style:name="P18" style:family="paragraph" style:parent-style-name="ABCD">
      <style:paragraph-properties>
        <style:tab-stops/>
      </style:paragraph-properties>
      <style:text-properties fo:font-size="10pt" officeooo:rsid="0015b161" officeooo:paragraph-rsid="0015b161" style:font-size-asian="10pt" style:font-size-complex="10pt"/>
    </style:style>
    <style:style style:name="P19" style:family="paragraph" style:parent-style-name="ABCD" style:list-style-name="Exos">
      <style:paragraph-properties>
        <style:tab-stops/>
      </style:paragraph-properties>
      <style:text-properties fo:font-size="10pt" officeooo:rsid="0015b161" officeooo:paragraph-rsid="0015b161" style:font-size-asian="10pt" style:font-size-complex="10pt"/>
    </style:style>
    <style:style style:name="P20" style:family="paragraph" style:parent-style-name="ABCD">
      <style:paragraph-properties>
        <style:tab-stops/>
      </style:paragraph-properties>
      <style:text-properties fo:font-size="10pt" officeooo:rsid="001480ca" officeooo:paragraph-rsid="001480ca" style:font-size-asian="10pt" style:font-size-complex="10pt"/>
    </style:style>
    <style:style style:name="P21" style:family="paragraph" style:parent-style-name="ABCD" style:list-style-name="Exos">
      <style:paragraph-properties>
        <style:tab-stops/>
      </style:paragraph-properties>
      <style:text-properties fo:font-size="10pt" officeooo:rsid="001692f5" officeooo:paragraph-rsid="001b6bf5" style:font-size-asian="10pt" style:font-size-complex="10pt"/>
    </style:style>
    <style:style style:name="P22" style:family="paragraph" style:parent-style-name="ABCD">
      <style:paragraph-properties>
        <style:tab-stops/>
      </style:paragraph-properties>
      <style:text-properties fo:font-size="10pt" officeooo:rsid="0019c454" officeooo:paragraph-rsid="0019c454" style:font-size-asian="10pt" style:font-size-complex="10pt"/>
    </style:style>
    <style:style style:name="P23" style:family="paragraph" style:parent-style-name="ABCD" style:list-style-name="Exos">
      <style:text-properties fo:font-size="10pt" officeooo:paragraph-rsid="001b6bf5" style:font-size-asian="10pt" style:font-size-complex="10pt"/>
    </style:style>
    <style:style style:name="P24" style:family="paragraph" style:parent-style-name="ABCD" style:list-style-name="Exos">
      <style:text-properties fo:font-size="10pt" officeooo:paragraph-rsid="001c6bf8" style:font-size-asian="10pt" style:font-size-complex="10pt"/>
    </style:style>
    <style:style style:name="P25" style:family="paragraph" style:parent-style-name="ABCD" style:list-style-name="Exos">
      <style:text-properties fo:font-size="10pt" officeooo:paragraph-rsid="000e7512" style:font-size-asian="10pt" style:font-size-complex="10pt"/>
    </style:style>
    <style:style style:name="P26" style:family="paragraph" style:parent-style-name="ABCD" style:list-style-name="Exos">
      <style:text-properties fo:font-size="10pt" officeooo:paragraph-rsid="001ddf91" style:font-size-asian="10pt" style:font-size-complex="10pt"/>
    </style:style>
    <style:style style:name="P27" style:family="paragraph" style:parent-style-name="ABCD">
      <style:text-properties fo:font-size="10pt" officeooo:paragraph-rsid="000e7512" style:font-size-asian="10pt" style:font-size-complex="10pt"/>
    </style:style>
    <style:style style:name="P28" style:family="paragraph" style:parent-style-name="ABCD">
      <style:text-properties fo:font-size="10pt" officeooo:paragraph-rsid="001b6bf5" style:font-size-asian="10pt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00604"/>
    </style:style>
    <style:style style:name="T3" style:family="text">
      <style:text-properties fo:language="en" fo:country="GB" officeooo:rsid="001019d9"/>
    </style:style>
    <style:style style:name="T4" style:family="text">
      <style:text-properties fo:language="en" fo:country="GB" officeooo:rsid="0014a059"/>
    </style:style>
    <style:style style:name="T5" style:family="text">
      <style:text-properties fo:language="en" fo:country="GB" officeooo:rsid="00158751"/>
    </style:style>
    <style:style style:name="T6" style:family="text">
      <style:text-properties fo:language="en" fo:country="GB" officeooo:rsid="001b6bf5"/>
    </style:style>
    <style:style style:name="T7" style:family="text">
      <style:text-properties fo:language="en" fo:country="GB" officeooo:rsid="001c6bf8"/>
    </style:style>
    <style:style style:name="T8" style:family="text">
      <style:text-properties fo:language="en" fo:country="GB" officeooo:rsid="001ddf91"/>
    </style:style>
    <style:style style:name="T9" style:family="text">
      <style:text-properties fo:language="en" fo:country="GB" officeooo:rsid="001f35ee"/>
    </style:style>
    <style:style style:name="T10" style:family="text">
      <style:text-properties style:font-name="OpenSymbol" fo:font-size="8pt" style:font-size-asian="8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8pt" fo:language="en" fo:country="GB" style:font-size-asian="8pt" style:font-size-complex="8pt"/>
    </style:style>
    <style:style style:name="T15" style:family="text">
      <style:text-properties fo:font-size="8pt" fo:language="en" fo:country="GB" officeooo:rsid="001ddf91" style:font-size-asian="8pt" style:font-size-complex="8pt"/>
    </style:style>
    <style:style style:name="T16" style:family="text">
      <style:text-properties officeooo:rsid="000e7512"/>
    </style:style>
    <style:style style:name="T17" style:family="text">
      <style:text-properties officeooo:rsid="001b6bf5"/>
    </style:style>
    <style:style style:name="T18" style:family="text">
      <style:text-properties officeooo:rsid="0023d3df"/>
    </style:style>
    <style:style style:name="T19" style:family="text">
      <style:text-properties officeooo:rsid="0023d818"/>
    </style:style>
    <style:style style:name="T20" style:family="text">
      <style:text-properties officeooo:rsid="00249b8c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vertical-rel="char" style:horizontal-pos="from-left" style:horizontal-rel="paragraph" style:shadow="none" draw:shadow-opacity="100%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Sect1" style:family="section">
      <style:section-properties text:dont-balance-text-columns="true" style:writing-mode="lr-tb" style:editable="false">
        <style:columns fo:column-count="4">
          <style:column style:rel-width="3542*" fo:start-indent="0cm" fo:end-indent="0.249cm"/>
          <style:column style:rel-width="3685*" fo:start-indent="0.249cm" fo:end-indent="0.249cm"/>
          <style:column style:rel-width="4312*" fo:start-indent="0.249cm" fo:end-indent="0.247cm"/>
          <style:column style:rel-width="4165*" fo:start-indent="0.247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6">racines carrées</text:span><text:tab/><text:span text:style-name="T20">6</text:span>.<text:span text:style-name="T18">1</text:span></text:h>
      <text:p text:style-name="P1"/>
      <text:section text:style-name="Sect1" text:name="Section1">
        <text:p text:style-name="P4">I) <text:span text:style-name="T16">Écrire sous la forme </text:span><text:span text:style-name="T16"><draw:frame draw:style-name="fr1" draw:name="Objet17" text:anchor-type="as-char" svg:y="-0.344cm" svg:width="0.834cm" svg:height="0.439cm" draw:z-index="15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 :<text:tab/></text:span><draw:frame draw:style-name="fr2" draw:name="Objet18" text:anchor-type="char" svg:x="4.459cm" svg:y="0.325cm" svg:width="1.54cm" svg:height="0.296cm" draw:z-index="14"><draw:object xlink:href="./Object 46" xlink:type="simple" xlink:show="embed" xlink:actuate="onLoad"/><draw:image xlink:href="./ObjectReplacements/Object 46" xlink:type="simple" xlink:show="embed" xlink:actuate="onLoad"/></draw:frame></text:p>
        <text:list xml:id="list1989528318" text:style-name="Exos">
          <text:list-item>
            <text:list>
              <text:list-item>
                <text:p text:style-name="P7"><text:span text:style-name="T1">= </text:span><text:span text:style-name="T1"><draw:frame draw:style-name="fr1" draw:name="Objet1" text:anchor-type="as-char" svg:y="-0.344cm" svg:width="0.949cm" svg:height="0.439cm" draw:z-index="16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9"><text:span text:style-name="T1">= </text:span><text:span text:style-name="T1"><draw:frame draw:style-name="fr1" draw:name="Objet2" text:anchor-type="as-char" svg:y="-0.344cm" svg:width="0.949cm" svg:height="0.439cm" draw:z-index="17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9"><text:span text:style-name="T1">= </text:span><text:span text:style-name="T1"><draw:frame draw:style-name="fr1" draw:name="Objet6" text:anchor-type="as-char" svg:y="-0.344cm" svg:width="1.124cm" svg:height="0.439cm" draw:z-index="18"><draw:object xlink:href="./Object 6" xlink:type="simple" xlink:show="embed" xlink:actuate="onLoad"/><draw:image xlink:href="./ObjectReplacements/Object 6" xlink:type="simple" xlink:show="embed" xlink:actuate="onLoad"/></draw:frame></text:span></text:p>
              </text:list-item>
              <text:list-item>
                <text:p text:style-name="P9"><text:span text:style-name="T1">= </text:span><text:span text:style-name="T1"><draw:frame draw:style-name="fr1" draw:name="Objet7" text:anchor-type="as-char" svg:y="-0.344cm" svg:width="1.647cm" svg:height="0.439cm" draw:z-index="19"><draw:object xlink:href="./Object 7" xlink:type="simple" xlink:show="embed" xlink:actuate="onLoad"/><draw:image xlink:href="./ObjectReplacements/Object 7" xlink:type="simple" xlink:show="embed" xlink:actuate="onLoad"/></draw:frame></text:span></text:p>
              </text:list-item>
              <text:list-item>
                <text:p text:style-name="P9"><text:span text:style-name="T1">= </text:span><text:span text:style-name="T1"><draw:frame draw:style-name="fr1" draw:name="Objet8" text:anchor-type="as-char" svg:y="-0.399cm" svg:width="0.878cm" svg:height="0.492cm" draw:z-index="20"><draw:object xlink:href="./Object 8" xlink:type="simple" xlink:show="embed" xlink:actuate="onLoad"/><draw:image xlink:href="./ObjectReplacements/Object 8" xlink:type="simple" xlink:show="embed" xlink:actuate="onLoad"/></draw:frame></text:span></text:p>
              </text:list-item>
              <text:list-item>
                <text:p text:style-name="P18"><text:span text:style-name="T1">= </text:span><text:span text:style-name="T1"><draw:frame draw:style-name="fr1" draw:name="Objet96" text:anchor-type="as-char" svg:y="-0.344cm" svg:width="1.76cm" svg:height="0.439cm" draw:z-index="21"><draw:object xlink:href="./Object 96" xlink:type="simple" xlink:show="embed" xlink:actuate="onLoad"/><draw:image xlink:href="./ObjectReplacements/Object 96" xlink:type="simple" xlink:show="embed" xlink:actuate="onLoad"/></draw:frame></text:span></text:p>
              </text:list-item>
              <text:list-item>
                <text:p text:style-name="P9"><text:span text:style-name="T1">= </text:span><text:span text:style-name="T1"><draw:frame draw:style-name="fr1" draw:name="Objet9" text:anchor-type="as-char" svg:y="-0.399cm" svg:width="1.358cm" svg:height="0.492cm" draw:z-index="22"><draw:object xlink:href="./Object 9" xlink:type="simple" xlink:show="embed" xlink:actuate="onLoad"/><draw:image xlink:href="./ObjectReplacements/Object 9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0" text:anchor-type="as-char" svg:y="-0.399cm" svg:width="1.215cm" svg:height="0.52cm" draw:z-index="23"><draw:object xlink:href="./Object 10" xlink:type="simple" xlink:show="embed" xlink:actuate="onLoad"/><draw:image xlink:href="./ObjectReplacements/Object 10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1" text:anchor-type="as-char" svg:y="-0.344cm" svg:width="1.037cm" svg:height="0.439cm" draw:z-index="24"><draw:object xlink:href="./Object 11" xlink:type="simple" xlink:show="embed" xlink:actuate="onLoad"/><draw:image xlink:href="./ObjectReplacements/Object 11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2" text:anchor-type="as-char" svg:y="-0.399cm" svg:width="0.878cm" svg:height="0.492cm" draw:z-index="25"><draw:object xlink:href="./Object 12" xlink:type="simple" xlink:show="embed" xlink:actuate="onLoad"/><draw:image xlink:href="./ObjectReplacements/Object 12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3" text:anchor-type="as-char" svg:y="-0.399cm" svg:width="1.044cm" svg:height="0.492cm" draw:z-index="26"><draw:object xlink:href="./Object 13" xlink:type="simple" xlink:show="embed" xlink:actuate="onLoad"/><draw:image xlink:href="./ObjectReplacements/Object 13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4" text:anchor-type="as-char" svg:y="-0.399cm" svg:width="1.685cm" svg:height="0.492cm" draw:z-index="27"><draw:object xlink:href="./Object 14" xlink:type="simple" xlink:show="embed" xlink:actuate="onLoad"/><draw:image xlink:href="./ObjectReplacements/Object 14" xlink:type="simple" xlink:show="embed" xlink:actuate="onLoad"/></draw:frame></text:span></text:p>
              </text:list-item>
              <text:list-item>
                <text:p text:style-name="P9"><text:span text:style-name="T3">= </text:span><text:span text:style-name="T1"><draw:frame draw:style-name="fr1" draw:name="Objet15" text:anchor-type="as-char" svg:y="-0.399cm" svg:width="1.21cm" svg:height="0.52cm" draw:z-index="28"><draw:object xlink:href="./Object 15" xlink:type="simple" xlink:show="embed" xlink:actuate="onLoad"/><draw:image xlink:href="./ObjectReplacements/Object 15" xlink:type="simple" xlink:show="embed" xlink:actuate="onLoad"/></draw:frame></text:span></text:p>
              </text:list-item>
              <text:list-item>
                <text:p text:style-name="P20"><text:span text:style-name="T1">= </text:span><text:span text:style-name="T1"><draw:frame draw:style-name="fr1" draw:name="Objet95" text:anchor-type="as-char" svg:y="-0.344cm" svg:width="1.032cm" svg:height="0.439cm" draw:z-index="29"><draw:object xlink:href="./Object 95" xlink:type="simple" xlink:show="embed" xlink:actuate="onLoad"/><draw:image xlink:href="./ObjectReplacements/Object 95" xlink:type="simple" xlink:show="embed" xlink:actuate="onLoad"/></draw:frame></text:span></text:p>
              </text:list-item>
              <text:list-item>
                <text:p text:style-name="P9"><text:span text:style-name="T3">= </text:span><draw:frame draw:style-name="fr1" draw:name="Objet19" text:anchor-type="as-char" svg:y="-0.344cm" svg:width="1.812cm" svg:height="0.439cm" draw:z-index="30"><draw:object xlink:href="./Object 25" xlink:type="simple" xlink:show="embed" xlink:actuate="onLoad"/><draw:image xlink:href="./ObjectReplacements/Object 25" xlink:type="simple" xlink:show="embed" xlink:actuate="onLoad"/></draw:frame></text:p>
              </text:list-item>
              <text:list-item>
                <text:p text:style-name="P9"><text:span text:style-name="T3">= </text:span><text:span text:style-name="T1"><draw:frame draw:style-name="fr1" draw:name="Objet34" text:anchor-type="as-char" svg:y="-0.399cm" svg:width="1.288cm" svg:height="0.492cm" draw:z-index="31"><draw:object xlink:href="./Object 45" xlink:type="simple" xlink:show="embed" xlink:actuate="onLoad"/><draw:image xlink:href="./ObjectReplacements/Object 45" xlink:type="simple" xlink:show="embed" xlink:actuate="onLoad"/></draw:frame></text:span></text:p>
              </text:list-item>
              <text:list-item>
                <text:p text:style-name="P9"><text:span text:style-name="T5">= </text:span><text:span text:style-name="T1"><draw:frame draw:style-name="fr1" draw:name="Objet38" text:anchor-type="as-char" svg:y="-0.344cm" svg:width="1.803cm" svg:height="0.439cm" draw:z-index="32"><draw:object xlink:href="./Object 48" xlink:type="simple" xlink:show="embed" xlink:actuate="onLoad"/><draw:image xlink:href="./ObjectReplacements/Object 48" xlink:type="simple" xlink:show="embed" xlink:actuate="onLoad"/></draw:frame></text:span></text:p>
              </text:list-item>
              <text:list-item>
                <text:p text:style-name="P9"><text:span text:style-name="T5">= </text:span><text:span text:style-name="T1"><draw:frame draw:style-name="fr1" draw:name="Objet39" text:anchor-type="as-char" svg:y="-0.399cm" svg:width="1.859cm" svg:height="0.52cm" draw:z-index="33"><draw:object xlink:href="./Object 49" xlink:type="simple" xlink:show="embed" xlink:actuate="onLoad"/><draw:image xlink:href="./ObjectReplacements/Object 49" xlink:type="simple" xlink:show="embed" xlink:actuate="onLoad"/></draw:frame></text:span></text:p>
              </text:list-item>
              <text:list-item>
                <text:p text:style-name="P18"><text:span text:style-name="T1">= </text:span><text:span text:style-name="T1"><draw:frame draw:style-name="fr1" draw:name="Objet97" text:anchor-type="as-char" svg:y="-0.399cm" svg:width="1.452cm" svg:height="0.52cm" draw:z-index="34"><draw:object xlink:href="./Object 97" xlink:type="simple" xlink:show="embed" xlink:actuate="onLoad"/><draw:image xlink:href="./ObjectReplacements/Object 97" xlink:type="simple" xlink:show="embed" xlink:actuate="onLoad"/></draw:frame></text:span></text:p>
              </text:list-item>
              <text:list-item>
                <text:p text:style-name="P18"><text:span text:style-name="T1">= </text:span><text:span text:style-name="T1"><draw:frame draw:style-name="fr1" draw:name="Objet98" text:anchor-type="as-char" svg:y="-0.399cm" svg:width="1.452cm" svg:height="0.52cm" draw:z-index="35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      </text:list-item>
              <text:list-item>
                <text:p text:style-name="P19"><text:span text:style-name="T1">= </text:span><text:span text:style-name="T1"><draw:frame draw:style-name="fr1" draw:name="Objet99" text:anchor-type="as-char" svg:y="-0.402cm" svg:width="1.464cm" svg:height="0.524cm" draw:z-index="36"><draw:object xlink:href="./Object 99" xlink:type="simple" xlink:show="embed" xlink:actuate="onLoad"/><draw:image xlink:href="./ObjectReplacements/Object 99" xlink:type="simple" xlink:show="embed" xlink:actuate="onLoad"/></draw:frame></text:span></text:p>
              </text:list-item>
              <text:list-item>
                <text:p text:style-name="P10"><text:span text:style-name="T3">= </text:span><text:span text:style-name="T1"><draw:frame draw:style-name="fr1" draw:name="Objet37" text:anchor-type="as-char" svg:y="-0.399cm" svg:width="1.3cm" svg:height="0.492cm" draw:z-index="37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p>
              </text:list-item>
              <text:list-item>
                <text:p text:style-name="P18"><text:span text:style-name="T1">= </text:span><text:span text:style-name="T1"><draw:frame draw:style-name="fr1" draw:name="Objet100" text:anchor-type="as-char" svg:y="-0.445cm" svg:width="1.639cm" svg:height="0.564cm" draw:z-index="38"><draw:object xlink:href="./Object 100" xlink:type="simple" xlink:show="embed" xlink:actuate="onLoad"/><draw:image xlink:href="./ObjectReplacements/Object 100" xlink:type="simple" xlink:show="embed" xlink:actuate="onLoad"/></draw:frame></text:span></text:p>
              </text:list-item>
              <text:list-item>
                <text:p text:style-name="P21"><text:span text:style-name="T1">= </text:span><text:span text:style-name="T1"><draw:frame draw:style-name="fr1" draw:name="Objet101" text:anchor-type="as-char" svg:y="-0.543cm" svg:width="1.298cm" svg:height="0.908cm" draw:z-index="39"><draw:object xlink:href="./Object 47" xlink:type="simple" xlink:show="embed" xlink:actuate="onLoad"/><draw:image xlink:href="./ObjectReplacements/Object 47" xlink:type="simple" xlink:show="embed" xlink:actuate="onLoad"/></draw:frame></text:span></text:p>
              </text:list-item>
              <text:list-item>
                <text:p text:style-name="P11"><text:span text:style-name="T1">= </text:span><text:span text:style-name="T1"><draw:frame draw:style-name="fr1" draw:name="Objet20" text:anchor-type="as-char" svg:y="-0.344cm" svg:width="2.431cm" svg:height="0.466cm" draw:z-index="40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  </text:list-item>
              <text:list-item>
                <text:p text:style-name="P22"><text:span text:style-name="T1">= </text:span><text:span text:style-name="T1"><draw:frame draw:style-name="fr1" draw:name="Objet103" text:anchor-type="as-char" svg:y="-0.399cm" svg:width="3.126cm" svg:height="0.492cm" draw:z-index="41"><draw:object xlink:href="./Object 103" xlink:type="simple" xlink:show="embed" xlink:actuate="onLoad"/><draw:image xlink:href="./ObjectReplacements/Object 103" xlink:type="simple" xlink:show="embed" xlink:actuate="onLoad"/></draw:frame></text:span></text:p>
              </text:list-item>
            </text:list>
          </text:list-item>
        </text:list>
        <text:p text:style-name="P5">II) S<text:span text:style-name="T16">implifier</text:span> :</text:p>
        <text:list xml:id="list143925359322120" text:continue-list="list1989528318" text:style-name="Exos">
          <text:list-item>
            <text:list>
              <text:list-item text:start-value="1">
                <text:p text:style-name="P8"><text:span text:style-name="T3">= </text:span><text:span text:style-name="T2"><draw:frame draw:style-name="fr1" draw:name="Objet28" text:anchor-type="as-char" svg:y="-0.344cm" svg:width="2.879cm" svg:height="0.439cm" draw:z-index="42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31" text:anchor-type="as-char" svg:y="-0.344cm" svg:width="2.642cm" svg:height="0.439cm" draw:z-index="43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32" text:anchor-type="as-char" svg:y="-0.344cm" svg:width="3.433cm" svg:height="0.439cm" draw:z-index="44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33" text:anchor-type="as-char" svg:y="-0.344cm" svg:width="3.083cm" svg:height="0.439cm" draw:z-index="45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p>
              </text:list-item>
              <text:list-item>
                <text:p text:style-name="P13"><text:span text:style-name="T1">= </text:span><text:span text:style-name="T1"><draw:frame draw:style-name="fr3" draw:name="Objet102" text:anchor-type="as-char" svg:y="-0.346cm" svg:width="2.593cm" svg:height="0.422cm" draw:z-index="46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/text:list-item>
              <text:list-item>
                <text:p text:style-name="P13"><text:span text:style-name="T7">=</text:span><text:span text:style-name="T1"> </text:span><text:span text:style-name="T1"><draw:frame draw:style-name="fr1" draw:name="Objet89" text:anchor-type="as-char" svg:y="-0.344cm" svg:width="4.053cm" svg:height="0.439cm" draw:z-index="47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21" text:anchor-type="as-char" svg:y="-0.344cm" svg:width="1.923cm" svg:height="0.466cm" draw:z-index="4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22" text:anchor-type="as-char" svg:y="-0.344cm" svg:width="2.856cm" svg:height="0.466cm" draw:z-index="4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23" text:anchor-type="as-char" svg:y="-0.344cm" svg:width="2.923cm" svg:height="0.466cm" draw:z-index="50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text:span text:style-name="T1"><draw:frame draw:style-name="fr1" draw:name="Objet25" text:anchor-type="as-char" svg:y="-0.344cm" svg:width="3.078cm" svg:height="0.466cm" draw:z-index="5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    </text:list-item>
              <text:list-item>
                <text:p text:style-name="P12"><text:span text:style-name="T7">= </text:span><text:span text:style-name="T1"><draw:frame draw:style-name="fr1" draw:name="Objet90" text:anchor-type="as-char" svg:y="-0.344cm" svg:width="3.999cm" svg:height="0.439cm" draw:z-index="52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p>
              </text:list-item>
              <text:list-item>
                <text:p text:style-name="P12"><text:span text:style-name="T3">= </text:span><draw:frame draw:style-name="fr1" draw:name="Objet26" text:anchor-type="as-char" svg:y="-0.344cm" svg:width="3.752cm" svg:height="0.466cm" draw:z-index="5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</text:list-item>
              <text:list-item>
                <text:p text:style-name="P12"><text:span text:style-name="T3">= </text:span><text:span text:style-name="T1"><draw:frame draw:style-name="fr1" draw:name="Objet27" text:anchor-type="as-char" svg:y="-0.344cm" svg:width="3.552cm" svg:height="0.466cm" draw:z-index="54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    </text:list-item>
              <text:list-item>
                <text:p text:style-name="P12"><text:span text:style-name="T1">= </text:span><text:span text:style-name="T1"><draw:frame draw:style-name="fr1" draw:name="Objet40" text:anchor-type="as-char" svg:y="-0.402cm" svg:width="2.055cm" svg:height="0.524cm" draw:z-index="55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    </text:list-item>
              <text:list-item>
                <text:p text:style-name="P14"><text:span text:style-name="T1">= </text:span><text:span text:style-name="T1"><draw:frame draw:style-name="fr1" draw:name="Objet41" text:anchor-type="as-char" svg:y="-0.402cm" svg:width="1.439cm" svg:height="0.524cm" draw:z-index="56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    </text:list-item>
              <text:list-item>
                <text:p text:style-name="P14"><text:span text:style-name="T1">= </text:span><text:span text:style-name="T1"><draw:frame draw:style-name="fr1" draw:name="Objet42" text:anchor-type="as-char" svg:y="-0.402cm" svg:width="1.651cm" svg:height="0.524cm" draw:z-index="5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      </text:list-item>
              <text:list-item>
                <text:p text:style-name="P14"><text:span text:style-name="T4">= </text:span><text:span text:style-name="T1"><draw:frame draw:style-name="fr1" draw:name="Objet43" text:anchor-type="as-char" svg:y="-0.402cm" svg:width="1.646cm" svg:height="0.524cm" draw:z-index="59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        </text:list-item>
              <text:list-item>
                <text:p text:style-name="P11"><text:span text:style-name="T4">= </text:span><text:span text:style-name="T1"><draw:frame draw:style-name="fr1" draw:name="Objet44" text:anchor-type="as-char" svg:y="-0.57cm" svg:width="2.642cm" svg:height="0.905cm" draw:z-index="60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46" text:anchor-type="as-char" svg:y="-0.57cm" svg:width="4.269cm" svg:height="0.905cm" draw:z-index="6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52" text:anchor-type="as-char" svg:y="-0.344cm" svg:width="1.859cm" svg:height="0.439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53" text:anchor-type="as-char" svg:y="-0.344cm" svg:width="3.196cm" svg:height="0.439cm" draw:z-index="63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54" text:anchor-type="as-char" svg:y="-0.543cm" svg:width="4.468cm" svg:height="0.908cm" draw:z-index="64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49" text:anchor-type="as-char" svg:y="-0.589cm" svg:width="2.568cm" svg:height="1cm" draw:z-index="65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    </text:list-item>
              <text:list-item>
                <text:p text:style-name="P15"><text:span text:style-name="T5">= </text:span><text:span text:style-name="T1"><draw:frame draw:style-name="fr1" draw:name="Objet51" text:anchor-type="as-char" svg:y="-0.598cm" svg:width="1.729cm" svg:height="1.042cm" draw:z-index="66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        </text:list-item>
              <text:list-item>
                <text:p text:style-name="P15"><text:span text:style-name="T8">= </text:span><text:span text:style-name="T1"><draw:frame draw:style-name="fr1" draw:name="Objet91" text:anchor-type="as-char" svg:y="-0.543cm" svg:width="2.284cm" svg:height="0.908cm" draw:z-index="67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        </text:list-item>
              <text:list-item>
                <text:p text:style-name="P15"><text:span text:style-name="T8">= </text:span><text:span text:style-name="T1"><draw:frame draw:style-name="fr1" draw:name="Objet92" text:anchor-type="as-char" svg:y="-0.589cm" svg:width="2.212cm" svg:height="1cm" draw:z-index="68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        </text:list-item>
            </text:list>
          </text:list-item>
        </text:list>
        <text:p text:style-name="P2">III) <text:span text:style-name="T16">Écrire sans r</text:span>acines <text:span text:style-name="T16">au dénominateur :</text:span></text:p>
        <text:list xml:id="list143926408719846" text:continue-list="list143925359322120" text:style-name="Exos">
          <text:list-item>
            <text:list>
              <text:list-item text:start-value="1">
                <text:p text:style-name="P23">= <draw:frame draw:style-name="fr3" draw:name="Objet24" text:anchor-type="as-char" svg:y="-0.591cm" svg:width="2.133cm" svg:height="0.907cm" draw:z-index="69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  <text:list-item>
                <text:p text:style-name="P23">= <draw:frame draw:style-name="fr3" draw:name="Objet35" text:anchor-type="as-char" svg:y="-0.549cm" svg:width="1.15cm" svg:height="0.894cm" draw:z-index="70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item>
              <text:list-item>
                <text:p text:style-name="P15"><text:span text:style-name="T6">= </text:span><text:span text:style-name="T1"><draw:frame draw:style-name="fr1" draw:name="Objet63" text:anchor-type="as-char" svg:y="-0.513cm" svg:width="1.346cm" svg:height="0.878cm" draw:z-index="71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        </text:list-item>
              <text:list-item>
                <text:p text:style-name="P15"><text:span text:style-name="T8">= </text:span><text:span text:style-name="T1"><draw:frame draw:style-name="fr1" draw:name="Objet61" text:anchor-type="as-char" svg:y="-0.587cm" svg:width="1.787cm" svg:height="0.921cm" draw:z-index="72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64" text:anchor-type="as-char" svg:y="-0.513cm" svg:width="1.293cm" svg:height="0.878cm" draw:z-index="73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65" text:anchor-type="as-char" svg:y="-0.543cm" svg:width="1.143cm" svg:height="0.908cm" draw:z-index="74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77" text:anchor-type="as-char" svg:y="-0.543cm" svg:width="1.134cm" svg:height="0.908cm" draw:z-index="75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78" text:anchor-type="as-char" svg:y="-0.543cm" svg:width="1.348cm" svg:height="0.908cm" draw:z-index="76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79" text:anchor-type="as-char" svg:y="-0.543cm" svg:width="1.348cm" svg:height="0.908cm" draw:z-index="77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80" text:anchor-type="as-char" svg:y="-0.543cm" svg:width="1.522cm" svg:height="0.908cm" draw:z-index="78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81" text:anchor-type="as-char" svg:y="-0.543cm" svg:width="1.36cm" svg:height="0.908cm" draw:z-index="79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p>
              </text:list-item>
              <text:list-item>
                <text:p text:style-name="P13"><text:span text:style-name="T6">= </text:span><text:span text:style-name="T1"><draw:frame draw:style-name="fr1" draw:name="Objet83" text:anchor-type="as-char" svg:y="-0.513cm" svg:width="1.08cm" svg:height="0.878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      </text:list-item>
              <text:list-item>
                <text:p text:style-name="P13"><text:span text:style-name="T5">= </text:span><text:span text:style-name="T1"><draw:frame draw:style-name="fr1" draw:name="Objet48" text:anchor-type="as-char" svg:y="-0.543cm" svg:width="3.2cm" svg:height="0.908cm" draw:z-index="8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84" text:anchor-type="as-char" svg:y="-0.513cm" svg:width="1.139cm" svg:height="0.878cm" draw:z-index="82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      </text:list-item>
              <text:list-item>
                <text:p text:style-name="P11"><text:span text:style-name="T6">= </text:span><text:span text:style-name="T1"><draw:frame draw:style-name="fr1" draw:name="Objet85" text:anchor-type="as-char" svg:y="-0.543cm" svg:width="1.794cm" svg:height="0.908cm" draw:z-index="83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p>
              </text:list-item>
              <text:list-item>
                <text:p text:style-name="P24"><text:span text:style-name="T6">= </text:span><text:span text:style-name="T2"><draw:frame draw:style-name="fr1" draw:name="Objet86" text:anchor-type="as-char" svg:y="-0.543cm" svg:width="1.736cm" svg:height="0.908cm" draw:z-index="8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/text:list-item>
              <text:list-item>
                <text:p text:style-name="P16"><text:span text:style-name="T5">= </text:span><text:span text:style-name="T1"><draw:frame draw:style-name="fr1" draw:name="Objet50" text:anchor-type="as-char" svg:y="-0.543cm" svg:width="2.055cm" svg:height="0.908cm" draw:z-index="85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p>
              </text:list-item>
              <text:list-item>
                <text:p text:style-name="P23">= <draw:frame draw:style-name="fr1" draw:name="Objet75" text:anchor-type="as-char" svg:y="-0.549cm" svg:width="2.826cm" svg:height="0.894cm" draw:z-index="8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  <text:list-item>
                <text:p text:style-name="P13"><text:span text:style-name="T7">= </text:span><text:span text:style-name="T1"><draw:frame draw:style-name="fr1" draw:name="Objet59" text:anchor-type="as-char" svg:y="-0.624cm" svg:width="1.58cm" svg:height="0.99cm" draw:z-index="87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      </text:list-item>
            </text:list>
          </text:list-item>
        </text:list>
        <text:p text:style-name="P3">IV) <text:span text:style-name="T16">Simplifier :</text:span></text:p>
        <text:list xml:id="list143926418725895" text:continue-list="list143926408719846" text:style-name="Exos">
          <text:list-item>
            <text:list>
              <text:list-item text:start-value="1">
                <text:p text:style-name="P25">= <draw:frame draw:style-name="fr3" draw:name="Objet36" text:anchor-type="as-char" svg:y="-0.601cm" svg:width="2.028cm" svg:height="0.947cm" draw:z-index="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item>
              <text:list-item>
                <text:p text:style-name="P26">= <draw:frame draw:style-name="fr1" draw:name="Objet66" text:anchor-type="as-char" svg:y="-0.633cm" svg:width="3.715cm" svg:height="0.995cm" draw:z-index="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26"><text:span text:style-name="T5">= </text:span><text:span text:style-name="T2"><draw:frame draw:style-name="fr1" draw:name="Objet47" text:anchor-type="as-char" svg:y="-0.402cm" svg:width="4.789cm" svg:height="0.524cm" draw:z-index="8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    </text:list-item>
              <text:list-item>
                <text:p text:style-name="P23">= <draw:frame draw:style-name="fr1" draw:name="Objet67" text:anchor-type="as-char" svg:y="-0.406cm" svg:width="1.66cm" svg:height="0.494cm" draw:z-index="2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  <text:list-item>
                <text:p text:style-name="P17"><text:span text:style-name="T5">= </text:span><text:span text:style-name="T1"><draw:frame draw:style-name="fr1" draw:name="Objet45" text:anchor-type="as-char" svg:y="-0.633cm" svg:width="1.857cm" svg:height="1.014cm" draw:z-index="8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  </text:list-item>
              <text:list-item>
                <text:p text:style-name="P17"><text:span text:style-name="T9">= </text:span><text:span text:style-name="T9"><draw:frame draw:style-name="fr1" draw:name="Objet16" text:anchor-type="as-char" svg:y="-0.63cm" svg:width="2.902cm" svg:height="0.993cm" draw:z-index="90"><draw:object xlink:href="./Object 66" xlink:type="simple" xlink:show="embed" xlink:actuate="onLoad"/><draw:image xlink:href="./ObjectReplacements/Object 66" xlink:type="simple" xlink:show="embed" xlink:actuate="onLoad"/></draw:frame></text:span></text:p>
              </text:list-item>
              <text:list-item>
                <text:p text:style-name="P15"><text:span text:style-name="T15">= </text:span><text:span text:style-name="T14"><draw:frame draw:style-name="fr1" draw:name="Objet94" text:anchor-type="as-char" svg:y="-0.402cm" svg:width="2.512cm" svg:height="0.524cm" draw:z-index="91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
              </text:list-item>
              <text:list-item>
                <text:p text:style-name="P27">= <draw:frame draw:style-name="fr1" draw:name="Objet68" text:anchor-type="as-char" svg:y="-0.406cm" svg:width="5.186cm" svg:height="0.494cm" draw:z-index="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  <text:list-item>
                <text:p text:style-name="P27">= <draw:frame draw:style-name="fr1" draw:name="Objet69" text:anchor-type="as-char" svg:y="-0.549cm" svg:width="2.17cm" svg:height="1.778cm" draw:z-index="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27">= <draw:frame draw:style-name="fr3" draw:name="Objet29" text:anchor-type="as-char" svg:y="-0.549cm" svg:width="3.621cm" svg:height="1.388cm" draw:z-index="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  <text:list-item>
                <text:p text:style-name="P27">= <draw:frame draw:style-name="fr3" draw:name="Objet30" text:anchor-type="as-char" svg:y="-0.406cm" svg:width="4.267cm" svg:height="0.494cm" draw:z-index="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</text:list-item>
              <text:list-item>
                <text:p text:style-name="P25">= <draw:frame draw:style-name="fr1" draw:name="Objet74" text:anchor-type="as-char" svg:y="-0.626cm" svg:width="3.265cm" svg:height="0.972cm" draw:z-index="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/text:list-item>
              <text:list-item>
                <text:p text:style-name="P25">= <draw:frame draw:style-name="fr1" draw:name="Objet73" text:anchor-type="as-char" svg:y="-0.549cm" svg:width="2.672cm" svg:height="0.894cm" draw:z-index="8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item>
              <text:list-item>
                <text:p text:style-name="P25">= <draw:frame draw:style-name="fr1" draw:name="Objet71" text:anchor-type="as-char" svg:y="-0.437cm" svg:width="3.073cm" svg:height="0.526cm" draw:z-index="9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/text:list-item>
              <text:list-item>
                <text:p text:style-name="P25">= <draw:frame draw:style-name="fr1" draw:name="Objet70" text:anchor-type="as-char" svg:y="-0.647cm" svg:width="2.611cm" svg:height="1.012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/text:list-item>
              <text:list-item>
                <text:p text:style-name="P25">= <draw:frame draw:style-name="fr1" draw:name="Objet72" text:anchor-type="as-char" svg:y="-1.034cm" svg:width="4.064cm" svg:height="1.379cm" draw:z-index="1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item>
              <text:list-item>
                <text:p text:style-name="P27">= <draw:frame draw:style-name="fr3" draw:name="Objet3" text:anchor-type="as-char" svg:y="-0.651cm" svg:width="1.787cm" svg:height="1.027cm" draw:z-index="1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27">= <draw:frame draw:style-name="fr3" draw:name="Objet4" text:anchor-type="as-char" svg:y="-0.647cm" svg:width="2.048cm" svg:height="1.012cm" draw:z-index="13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/text:list-item>
              <text:list-item>
                <text:p text:style-name="P28"><text:span text:style-name="T17">= </text:span><draw:frame draw:style-name="fr3" draw:name="Objet5" text:anchor-type="as-char" svg:y="-0.492cm" svg:width="4.239cm" svg:height="0.58cm" draw:z-index="57"><draw:object xlink:href="./Object 3" xlink:type="simple" xlink:show="embed" xlink:actuate="onLoad"/><draw:image xlink:href="./ObjectReplacements/Object 3" xlink:type="simple" xlink:show="embed" xlink:actuate="onLoad"/><svg:desc>formule</svg:desc></draw:frame><text:s text:c="4"/><text:span text:style-name="T13">(</text:span><text:span text:style-name="T12">a</text:span><text:span text:style-name="T11"> </text:span><text:span text:style-name="T10">∈</text:span><text:span text:style-name="T11"> [0 ; 1])</text:span><text:span text:style-name="T2"> 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format="A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5-01T14:39:24.178000000</dc:date>
    <meta:print-date>2017-10-09T13:45:34.596000000</meta:print-date>
    <dc:language>fr-FR</dc:language>
    <meta:editing-cycles>77</meta:editing-cycles>
    <meta:editing-duration>PT6H39M21S</meta:editing-duration>
    <meta:document-statistic meta:table-count="0" meta:image-count="0" meta:object-count="92" meta:page-count="1" meta:paragraph-count="95" meta:word-count="207" meta:character-count="408" meta:non-whitespace-character-count="2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qrt>
      <mn>300</mn>
    </msqrt>
    <annotation encoding="StarMath 5.0"> sqrt  {300}</annotation>
  </semantics>
</math>
</file>

<file path=Object 10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7</mn>
            </mrow>
          </mrow>
          <mo fence="true" stretchy="false">)</mo>
        </mrow>
        <mn>2</mn>
      </msup>
    </msqrt>
    <annotation encoding="StarMath 5.0"> sqrt  {(-{7})^{2}}</annotation>
  </semantics>
</math>
</file>

<file path=Object 100/content.xml><?xml version="1.0" encoding="utf-8"?>
<math xmlns="http://www.w3.org/1998/Math/MathML" display="block">
  <semantics>
    <msqrt>
      <msup>
        <mrow>
          <mo fence="true" stretchy="false">(</mo>
          <mrow>
            <mrow>
              <mn>1</mn>
              <mo stretchy="false">−</mo>
              <msqrt>
                <mn>2</mn>
              </msqrt>
            </mrow>
          </mrow>
          <mo fence="true" stretchy="false">)</mo>
        </mrow>
        <mn>2</mn>
      </msup>
    </msqrt>
    <annotation encoding="StarMath 5.0"> sqrt {({1}- sqrt {2})^{2}}</annotation>
  </semantics>
</math>
</file>

<file path=Object 101/content.xml><?xml version="1.0" encoding="utf-8"?>
<math xmlns="http://www.w3.org/1998/Math/MathML" display="block">
  <semantics>
    <msqrt>
      <mrow>
        <msup>
          <mn>5</mn>
          <mn>2</mn>
        </msup>
        <mo stretchy="false">−</mo>
        <msup>
          <mn>4</mn>
          <mn>2</mn>
        </msup>
      </mrow>
    </msqrt>
    <annotation encoding="StarMath 5.0"> sqrt  {{5}^{2}-{4}^{2}}</annotation>
  </semantics>
</math>
</file>

<file path=Object 103/content.xml><?xml version="1.0" encoding="utf-8"?>
<math xmlns="http://www.w3.org/1998/Math/MathML" display="block">
  <semantics>
    <msqrt>
      <mrow>
        <mn>5</mn>
        <mo stretchy="false">×</mo>
        <mn>6</mn>
        <mo stretchy="false">×</mo>
        <mn>25</mn>
        <mo stretchy="false">×</mo>
        <mn>27</mn>
        <mo stretchy="false">×</mo>
        <msup>
          <mn>10</mn>
          <mn>3</mn>
        </msup>
      </mrow>
    </msqrt>
    <annotation encoding="StarMath 5.0"> sqrt {{5} times {6} times {25} times {27} times {10}^{3}}</annotation>
  </semantics>
</math>
</file>

<file path=Object 106/content.xml><?xml version="1.0" encoding="utf-8"?>
<math xmlns="http://www.w3.org/1998/Math/MathML" display="block">
  <semantics>
    <mrow>
      <mrow>
        <msqrt>
          <mn>250</mn>
        </msqrt>
        <mo stretchy="false">−</mo>
        <msqrt>
          <mn>490</mn>
        </msqrt>
        <mo stretchy="false">−</mo>
        <mn>2</mn>
      </mrow>
      <msqrt>
        <mn>81</mn>
      </msqrt>
    </mrow>
    <annotation encoding="StarMath 5.0"> sqrt  {250}- sqrt  {490}-{2} sqrt  {81}</annotation>
  </semantics>
</math>
</file>

<file path=Object 107/content.xml><?xml version="1.0" encoding="utf-8"?>
<math xmlns="http://www.w3.org/1998/Math/MathML" display="block">
  <semantics>
    <mrow>
      <mn>2</mn>
      <mrow>
        <msqrt>
          <mn>3</mn>
        </msqrt>
        <mo stretchy="false">−</mo>
        <msqrt>
          <mn>300</mn>
        </msqrt>
        <mo stretchy="false">+</mo>
        <mn>3</mn>
      </mrow>
      <msqrt>
        <mn>12</mn>
      </msqrt>
    </mrow>
    <annotation encoding="StarMath 5.0">{2} sqrt  {3}- sqrt  {300}+{3} sqrt  {12}</annotation>
  </semantics>
</math>
</file>

<file path=Object 108/content.xml><?xml version="1.0" encoding="utf-8"?>
<math xmlns="http://www.w3.org/1998/Math/MathML" display="block">
  <semantics>
    <mrow>
      <msqrt>
        <mn>40</mn>
      </msqrt>
      <mo stretchy="false">+</mo>
      <msqrt>
        <mn>90</mn>
      </msqrt>
      <mo stretchy="false">−</mo>
      <msqrt>
        <mn>490</mn>
      </msqrt>
    </mrow>
    <annotation encoding="StarMath 5.0"> sqrt  {40}+ sqrt  {90}- sqrt  {490}</annotation>
  </semantics>
</math>
</file>

<file path=Object 109/content.xml><?xml version="1.0" encoding="utf-8"?>
<math xmlns="http://www.w3.org/1998/Math/MathML" display="block">
  <semantics>
    <mrow>
      <msqrt>
        <mn>18</mn>
      </msqrt>
      <mo stretchy="false">+</mo>
      <msqrt>
        <mn>50</mn>
      </msqrt>
      <mo stretchy="false">−</mo>
      <msqrt>
        <mn>32</mn>
      </msqrt>
      <mo stretchy="false">+</mo>
      <msqrt>
        <mn>200</mn>
      </msqrt>
    </mrow>
    <annotation encoding="StarMath 5.0"> sqrt  {18}+ sqrt  {50}- sqrt  {32}+ sqrt  {200}</annotation>
  </semantics>
</math>
</file>

<file path=Object 11/content.xml><?xml version="1.0" encoding="utf-8"?>
<math xmlns="http://www.w3.org/1998/Math/MathML" display="block">
  <semantics>
    <msqrt>
      <mn>0,04</mn>
    </msqrt>
    <annotation encoding="StarMath 5.0"> sqrt  {0,04}</annotation>
  </semantics>
</math>
</file>

<file path=Object 12/content.xml><?xml version="1.0" encoding="utf-8"?>
<math xmlns="http://www.w3.org/1998/Math/MathML" display="block">
  <semantics>
    <msqrt>
      <msup>
        <mn>10</mn>
        <mn>6</mn>
      </msup>
    </msqrt>
    <annotation encoding="StarMath 5.0"> sqrt  {10}^{6}</annotation>
  </semantics>
</math>
</file>

<file path=Object 13/content.xml><?xml version="1.0" encoding="utf-8"?>
<math xmlns="http://www.w3.org/1998/Math/MathML" display="block">
  <semantics>
    <msqrt>
      <msup>
        <mn>10</mn>
        <mrow>
          <mo stretchy="false">−</mo>
          <mn>4</mn>
        </mrow>
      </msup>
    </msqrt>
    <annotation encoding="StarMath 5.0"> sqrt  {{10}^{-{4}}}</annotation>
  </semantics>
</math>
</file>

<file path=Object 14/content.xml><?xml version="1.0" encoding="utf-8"?>
<math xmlns="http://www.w3.org/1998/Math/MathML" display="block">
  <semantics>
    <msqrt>
      <mrow>
        <mn>25</mn>
        <mo stretchy="false">×</mo>
        <msup>
          <mn>10</mn>
          <mrow>
            <mo stretchy="false">−</mo>
            <mn>8</mn>
          </mrow>
        </msup>
      </mrow>
    </msqrt>
    <annotation encoding="StarMath 5.0"> sqrt  {{25} times {10}^{-{8}}}</annotation>
  </semantics>
</math>
</file>

<file path=Object 15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n>2</mn>
      </msup>
    </msqrt>
    <annotation encoding="StarMath 5.0"> sqrt  {(-{1})^{2}}</annotation>
  </semantics>
</math>
</file>

<file path=Object 16/content.xml><?xml version="1.0" encoding="utf-8"?>
<math xmlns="http://www.w3.org/1998/Math/MathML">
  <semantics>
    <mrow>
      <mrow>
        <mfrac>
          <mrow>
            <mrow>
              <msqrt>
                <mrow>
                  <mn>3</mn>
                </mrow>
              </msqrt>
              <mo stretchy="false">+</mo>
              <msqrt>
                <mrow>
                  <mn>2</mn>
                </mrow>
              </msqrt>
            </mrow>
          </mrow>
          <mrow>
            <mrow>
              <msqrt>
                <mrow>
                  <mn>3</mn>
                </mrow>
              </msqrt>
              <mo stretchy="false">−</mo>
              <msqrt>
                <mrow>
                  <mn>2</mn>
                </mrow>
              </msqrt>
            </mrow>
          </mrow>
        </mfrac>
        <mo stretchy="false">+</mo>
        <mfrac>
          <mrow>
            <mrow>
              <msqrt>
                <mrow>
                  <mn>3</mn>
                </mrow>
              </msqrt>
              <mo stretchy="false">−</mo>
              <msqrt>
                <mrow>
                  <mn>2</mn>
                </mrow>
              </msqrt>
            </mrow>
          </mrow>
          <mrow>
            <mrow>
              <msqrt>
                <mrow>
                  <mn>3</mn>
                </mrow>
              </msqrt>
              <mo stretchy="false">+</mo>
              <msqrt>
                <mrow>
                  <mn>2</mn>
                </mrow>
              </msqrt>
            </mrow>
          </mrow>
        </mfrac>
      </mrow>
    </mrow>
    <annotation encoding="StarMath 5.0">{sqrt {3} + sqrt {2}} over {sqrt {3} - sqrt {2}}+{sqrt {3} - sqrt {2}} over {sqrt {3} + sqrt {2}}</annotation>
  </semantics>
</math>
</file>

<file path=Object 17/content.xml><?xml version="1.0" encoding="utf-8"?>
<math xmlns="http://www.w3.org/1998/Math/MathML">
  <semantics>
    <mrow>
      <mfrac>
        <mrow>
          <mrow>
            <mn>2</mn>
          </mrow>
          <mrow>
            <msqrt>
              <mrow>
                <mn>21</mn>
              </mrow>
            </msqrt>
          </mrow>
          <msqrt>
            <mrow>
              <mrow>
                <mn>75</mn>
              </mrow>
              <msup>
                <mi>a</mi>
                <mrow>
                  <mn>2</mn>
                </mrow>
              </msup>
            </mrow>
          </msqrt>
        </mrow>
        <mrow>
          <mrow>
            <msqrt>
              <mrow>
                <mn>35</mn>
              </mrow>
            </msqrt>
          </mrow>
          <msqrt>
            <mrow>
              <mn>20</mn>
            </mrow>
          </msqrt>
        </mrow>
      </mfrac>
    </mrow>
    <annotation encoding="StarMath 5.0">{{2} {sqrt {21}} sqrt {{75} a^{2}}}  over  {{sqrt {35}}  sqrt {20}}</annotation>
  </semantics>
</math>
</file>

<file path=Object 18/content.xml><?xml version="1.0" encoding="utf-8"?>
<math xmlns="http://www.w3.org/1998/Math/MathML" display="block">
  <semantics>
    <mrow>
      <msup>
        <mrow>
          <mo fence="true" stretchy="true">(</mo>
          <mrow>
            <mfrac>
              <msqrt>
                <mrow>
                  <mrow>
                    <mn>10</mn>
                    <mo stretchy="false">−</mo>
                    <mn>2</mn>
                  </mrow>
                  <msqrt>
                    <mn>5</mn>
                  </msqrt>
                </mrow>
              </msqrt>
              <mn>4</mn>
            </mfrac>
          </mrow>
          <mo fence="true" stretchy="true">)</mo>
        </mrow>
        <mn>2</mn>
      </msup>
      <mo stretchy="false">+</mo>
      <msup>
        <mrow>
          <mo fence="true" stretchy="true">(</mo>
          <mrow>
            <mfrac>
              <mrow>
                <mn>1</mn>
                <mo stretchy="false">+</mo>
                <msqrt>
                  <mn>5</mn>
                </msqrt>
              </mrow>
              <mn>4</mn>
            </mfrac>
          </mrow>
          <mo fence="true" stretchy="true">)</mo>
        </mrow>
        <mn>2</mn>
      </msup>
    </mrow>
    <annotation encoding="StarMath 5.0"> left(sqrt{{10}-  {2}  sqrt{5} } over {4} right)^{2}+ left({{1}+sqrt {5}} over {4} right)^{2}</annotation>
  </semantics>
</math>
</file>

<file path=Object 19/content.xml><?xml version="1.0" encoding="utf-8"?>
<math xmlns="http://www.w3.org/1998/Math/MathML">
  <semantics>
    <mrow>
      <msup>
        <mrow>
          <mo stretchy="false">(</mo>
          <mrow>
            <mrow>
              <msqrt>
                <mrow>
                  <mn>2</mn>
                </mrow>
              </msqrt>
              <mo stretchy="false">+</mo>
              <msqrt>
                <mrow>
                  <mn>7</mn>
                </mrow>
              </msqrt>
            </mrow>
          </mrow>
          <mo stretchy="false">)</mo>
        </mrow>
        <mrow>
          <mn>3</mn>
        </mrow>
      </msup>
    </mrow>
    <annotation encoding="StarMath 5.0">(sqrt {2} + sqrt {7})^{3}</annotation>
  </semantics>
</math>
</file>

<file path=Object 2/content.xml><?xml version="1.0" encoding="utf-8"?>
<math xmlns="http://www.w3.org/1998/Math/MathML" display="block">
  <semantics>
    <msqrt>
      <mn>900</mn>
    </msqrt>
    <annotation encoding="StarMath 5.0"> sqrt  {900}</annotation>
  </semantics>
</math>
</file>

<file path=Object 20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n>2</mn>
                </mrow>
                <mrow>
                  <mi>a</mi>
                  <mo stretchy="false">+</mo>
                  <msqrt>
                    <mi>b</mi>
                  </msqrt>
                </mrow>
              </mrow>
              <mo stretchy="false">)</mo>
            </mrow>
            <mrow>
              <mn>2</mn>
            </mrow>
          </msup>
          <mo stretchy="false">+</mo>
          <msup>
            <mrow>
              <mo stretchy="false">(</mo>
              <mrow>
                <mrow>
                  <mrow>
                    <mn>1</mn>
                  </mrow>
                  <mo stretchy="false">−</mo>
                  <mrow>
                    <mn>2</mn>
                  </mrow>
                </mrow>
                <mi>a</mi>
                <msqrt>
                  <mi>b</mi>
                </msqrt>
              </mrow>
              <mo stretchy="false">)</mo>
            </mrow>
            <mrow>
              <mn>2</mn>
            </mrow>
          </msup>
        </mrow>
        <mo stretchy="false">−</mo>
        <msup>
          <mrow>
            <mo stretchy="false">(</mo>
            <mrow>
              <mrow>
                <mn>2</mn>
              </mrow>
              <mi>a</mi>
              <msqrt>
                <mi>b</mi>
              </msqrt>
            </mrow>
            <mo stretchy="false">)</mo>
          </mrow>
          <mrow>
            <mn>2</mn>
          </mrow>
        </msup>
      </mrow>
    </mrow>
    <annotation encoding="StarMath 5.0">({2}a+sqrt b)^{2}+({1}-{2}a sqrt b)^{2}-({2}a sqrt b)^{2}</annotation>
  </semantics>
</math>
</file>

<file path=Object 21/content.xml><?xml version="1.0" encoding="utf-8"?>
<math xmlns="http://www.w3.org/1998/Math/MathML">
  <semantics>
    <mrow>
      <mfrac>
        <mrow>
          <msqrt>
            <mrow>
              <mn>3</mn>
            </mrow>
          </msqrt>
        </mrow>
        <mrow>
          <msqrt>
            <mrow>
              <mn>3</mn>
            </mrow>
          </msqrt>
          <mi>–</mi>
          <mfrac>
            <mrow>
              <mn>2</mn>
            </mrow>
            <mrow>
              <mrow>
                <msqrt>
                  <mrow>
                    <mn>3</mn>
                  </mrow>
                </msqrt>
              </mrow>
              <mi>–</mi>
              <mfrac>
                <mrow>
                  <mn>2</mn>
                </mrow>
                <mrow>
                  <msqrt>
                    <mrow>
                      <mn>3</mn>
                    </mrow>
                  </msqrt>
                </mrow>
              </mfrac>
            </mrow>
          </mfrac>
        </mrow>
      </mfrac>
    </mrow>
    <annotation encoding="StarMath 5.0">{sqrt {3}} over {sqrt {3} – {2} over {{sqrt {3}} – {2} over {sqrt {3}}}}</annotation>
  </semantics>
</math>
</file>

<file path=Object 22/content.xml><?xml version="1.0" encoding="utf-8"?>
<math xmlns="http://www.w3.org/1998/Math/MathML">
  <semantics>
    <mrow>
      <mfrac>
        <mrow>
          <mrow>
            <mn>3</mn>
          </mrow>
          <mrow>
            <msqrt>
              <mrow>
                <mn>5</mn>
              </mrow>
            </msqrt>
            <mo stretchy="false">+</mo>
            <msqrt>
              <mrow>
                <mn>20</mn>
              </mrow>
            </msqrt>
          </mrow>
        </mrow>
        <mrow>
          <msqrt>
            <mrow>
              <mn>45</mn>
            </mrow>
          </msqrt>
          <mfenced open="(" close=")">
            <mrow>
              <mrow>
                <mrow>
                  <mrow>
                    <mn>2</mn>
                  </mrow>
                  <mo stretchy="false">−</mo>
                  <mfrac>
                    <mrow>
                      <mn>5</mn>
                    </mrow>
                    <mrow>
                      <mn>6</mn>
                    </mrow>
                  </mfrac>
                </mrow>
                <mo stretchy="false">+</mo>
                <mfrac>
                  <mrow>
                    <mn>4</mn>
                  </mrow>
                  <mrow>
                    <mn>3</mn>
                  </mrow>
                </mfrac>
              </mrow>
            </mrow>
          </mfenced>
          <mrow>
            <mo stretchy="false">(</mo>
            <mrow>
              <mrow>
                <mrow>
                  <mn>1</mn>
                </mrow>
                <mo stretchy="false">−</mo>
                <msqrt>
                  <mrow>
                    <mn>3</mn>
                  </mrow>
                </msqrt>
              </mrow>
            </mrow>
            <mo stretchy="false">)</mo>
          </mrow>
        </mrow>
      </mfrac>
    </mrow>
    <annotation encoding="StarMath 5.0">{{3} sqrt {5}+sqrt {20}}  over  {sqrt {45}  left({2}-{5} over {6} + {4} over {3} right)({1}- sqrt {3})}</annotation>
  </semantics>
</math>
</file>

<file path=Object 2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4</mn>
                </mrow>
                <mo stretchy="false">+</mo>
                <mrow>
                  <mn>3</mn>
                </mrow>
              </mrow>
              <msqrt>
                <mrow>
                  <mn>2</mn>
                </mrow>
              </msqrt>
            </mrow>
            <mo stretchy="false">)</mo>
          </mrow>
          <mrow>
            <mn>2</mn>
          </mrow>
        </msup>
        <mo stretchy="false">−</mo>
        <mrow>
          <mo stretchy="false">(</mo>
          <mrow>
            <mrow>
              <mrow>
                <mn>2</mn>
              </mrow>
              <mo stretchy="false">+</mo>
              <msqrt>
                <mrow>
                  <mn>2</mn>
                </mrow>
              </msqrt>
            </mrow>
          </mrow>
          <mo stretchy="false">)</mo>
        </mrow>
      </mrow>
      <mrow>
        <mo stretchy="false">(</mo>
        <mrow>
          <mrow>
            <msqrt>
              <mrow>
                <mn>2</mn>
              </mrow>
            </msqrt>
            <mo stretchy="false">−</mo>
            <mrow>
              <mn>1</mn>
            </mrow>
          </mrow>
        </mrow>
        <mo stretchy="false">)</mo>
      </mrow>
    </mrow>
    <annotation encoding="StarMath 5.0">({4}+{3} sqrt {2})^{2} -({2}+sqrt {2})(sqrt {2}-{1})</annotation>
  </semantics>
</math>
</file>

<file path=Object 24/content.xml><?xml version="1.0" encoding="utf-8"?>
<math xmlns="http://www.w3.org/1998/Math/MathML">
  <semantics>
    <mrow>
      <mrow>
        <msqrt>
          <mrow>
            <mfrac>
              <mrow>
                <mrow>
                  <mrow>
                    <mn>7</mn>
                  </mrow>
                  <mo stretchy="false">+</mo>
                  <mrow>
                    <mn>4</mn>
                  </mrow>
                </mrow>
                <msqrt>
                  <mrow>
                    <mn>3</mn>
                  </mrow>
                </msqrt>
              </mrow>
              <mrow>
                <mrow>
                  <mrow>
                    <mn>7</mn>
                  </mrow>
                  <mo stretchy="false">−</mo>
                  <mrow>
                    <mn>4</mn>
                  </mrow>
                </mrow>
                <msqrt>
                  <mrow>
                    <mn>3</mn>
                  </mrow>
                </msqrt>
              </mrow>
            </mfrac>
          </mrow>
        </msqrt>
        <mo stretchy="false">+</mo>
        <msqrt>
          <mrow>
            <mfrac>
              <mrow>
                <mrow>
                  <mrow>
                    <mn>7</mn>
                  </mrow>
                  <mo stretchy="false">−</mo>
                  <mrow>
                    <mn>4</mn>
                  </mrow>
                </mrow>
                <msqrt>
                  <mrow>
                    <mn>3</mn>
                  </mrow>
                </msqrt>
              </mrow>
              <mrow>
                <mrow>
                  <mrow>
                    <mn>7</mn>
                  </mrow>
                  <mo stretchy="false">+</mo>
                  <mrow>
                    <mn>4</mn>
                  </mrow>
                </mrow>
                <msqrt>
                  <mrow>
                    <mn>3</mn>
                  </mrow>
                </msqrt>
              </mrow>
            </mfrac>
          </mrow>
        </msqrt>
      </mrow>
    </mrow>
    <annotation encoding="StarMath 5.0">sqrt{{{7}+{4} sqrt {3}} over {{7}-{4} sqrt {3}}}+sqrt{{{7}-{4} sqrt {3}} over {{7}+{4} sqrt {3}}}</annotation>
  </semantics>
</math>
</file>

<file path=Object 25/content.xml><?xml version="1.0" encoding="utf-8"?>
<math xmlns="http://www.w3.org/1998/Math/MathML" display="block">
  <semantics>
    <mrow>
      <msqrt>
        <mn>121</mn>
      </msqrt>
      <mo stretchy="false">−</mo>
      <msqrt>
        <mn>49</mn>
      </msqrt>
    </mrow>
    <annotation encoding="StarMath 5.0"> sqrt  {121}- sqrt  {49}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qrt>
              <mn>2</mn>
            </msqrt>
            <mo stretchy="false">+</mo>
            <mn>1</mn>
          </mrow>
        </mrow>
        <mo fence="true" stretchy="false">)</mo>
      </mrow>
      <mrow>
        <mo fence="true" stretchy="false">(</mo>
        <mrow>
          <mrow>
            <msqrt>
              <mn>2</mn>
            </msqrt>
            <mo stretchy="false">−</mo>
            <mn>1</mn>
          </mrow>
        </mrow>
        <mo fence="true" stretchy="false">)</mo>
      </mrow>
    </mrow>
    <annotation encoding="StarMath 5.0">( sqrt  {2}+{1})( sqrt  {2}-{1})</annotation>
  </semantics>
</math>
</file>

<file path=Object 27/content.xml><?xml version="1.0" encoding="utf-8"?>
<math xmlns="http://www.w3.org/1998/Math/MathML" display="block">
  <semantics>
    <mrow>
      <msqrt>
        <mn>2</mn>
      </msqrt>
      <mrow>
        <mrow>
          <mo fence="true" stretchy="false">(</mo>
          <mrow>
            <mrow>
              <msqrt>
                <mn>2</mn>
              </msqrt>
              <mo stretchy="false">−</mo>
              <mn>1</mn>
            </mrow>
          </mrow>
          <mo fence="true" stretchy="false">)</mo>
        </mrow>
        <mo stretchy="false">+</mo>
        <msqrt>
          <mn>3</mn>
        </msqrt>
      </mrow>
      <mrow>
        <mo fence="true" stretchy="false">(</mo>
        <mrow>
          <mrow>
            <msqrt>
              <mn>3</mn>
            </msqrt>
            <mo stretchy="false">−</mo>
            <msqrt>
              <mn>6</mn>
            </msqrt>
          </mrow>
        </mrow>
        <mo fence="true" stretchy="false">)</mo>
      </mrow>
    </mrow>
    <annotation encoding="StarMath 5.0"> sqrt  {2}( sqrt  {2}-{1})+ sqrt  {3}( sqrt  {3}- sqrt  {6})</annotation>
  </semantics>
</math>
</file>

<file path=Object 28/content.xml><?xml version="1.0" encoding="utf-8"?>
<math xmlns="http://www.w3.org/1998/Math/MathML" display="block">
  <semantics>
    <mrow>
      <mn>3</mn>
      <msqrt>
        <mn>2</mn>
      </msqrt>
      <mrow>
        <mo fence="true" stretchy="false">(</mo>
        <mrow>
          <mrow>
            <msqrt>
              <mn>2</mn>
            </msqrt>
            <mo stretchy="false">+</mo>
            <mn>1</mn>
          </mrow>
        </mrow>
        <mo fence="true" stretchy="false">)</mo>
      </mrow>
    </mrow>
    <annotation encoding="StarMath 5.0">{3} sqrt  {2}( sqrt  {2}+{1})</annotation>
  </semantics>
</math>
</file>

<file path=Object 29/content.xml><?xml version="1.0" encoding="utf-8"?>
<math xmlns="http://www.w3.org/1998/Math/MathML" display="block">
  <semantics>
    <msup>
      <mrow>
        <mo fence="true" stretchy="true">(</mo>
        <mrow>
          <mrow>
            <msqrt>
              <mfrac>
                <mn>5</mn>
                <mn>3</mn>
              </mfrac>
            </msqrt>
            <mo stretchy="false">−</mo>
            <msqrt>
              <mfrac>
                <mn>3</mn>
                <mn>5</mn>
              </mfrac>
            </msqrt>
          </mrow>
        </mrow>
        <mo fence="true" stretchy="true">)</mo>
      </mrow>
      <mn>2</mn>
    </msup>
    <annotation encoding="StarMath 5.0"> left( sqrt   {5 over 3}- sqrt {3 over 5} right)^{2}</annotation>
  </semantics>
</math>
</file>

<file path=Object 3/content.xml><?xml version="1.0" encoding="utf-8"?>
<math xmlns="http://www.w3.org/1998/Math/MathML">
  <semantics>
    <mrow>
      <msup>
        <mrow>
          <mo stretchy="false">(</mo>
          <mrow>
            <mrow>
              <msqrt>
                <mrow>
                  <mrow>
                    <mrow>
                      <mn>1</mn>
                    </mrow>
                    <mo stretchy="false">+</mo>
                    <msqrt>
                      <mrow>
                        <mrow>
                          <mrow>
                            <mn>1</mn>
                          </mrow>
                          <mo stretchy="false">−</mo>
                          <msup>
                            <mi>a</mi>
                            <mrow>
                              <mn>2</mn>
                            </mrow>
                          </msup>
                        </mrow>
                      </mrow>
                    </msqrt>
                  </mrow>
                </mrow>
              </msqrt>
              <mo stretchy="false">+</mo>
              <msqrt>
                <mrow>
                  <mrow>
                    <mrow>
                      <mn>1</mn>
                    </mrow>
                    <mo stretchy="false">−</mo>
                    <msqrt>
                      <mrow>
                        <mrow>
                          <mrow>
                            <mn>1</mn>
                          </mrow>
                          <mo stretchy="false">−</mo>
                          <msup>
                            <mi>a</mi>
                            <mrow>
                              <mn>2</mn>
                            </mrow>
                          </msup>
                        </mrow>
                      </mrow>
                    </msqrt>
                  </mrow>
                </mrow>
              </msqrt>
            </mrow>
          </mrow>
          <mo stretchy="false">)</mo>
        </mrow>
        <mn>2</mn>
      </msup>
    </mrow>
    <annotation encoding="StarMath 5.0">(sqrt{{1} + sqrt{{1} - a^{2}} } + sqrt{{1} - sqrt{{1}-a^{2}} })^2</annotation>
  </semantics>
</math>
</file>

<file path=Object 30/content.xml><?xml version="1.0" encoding="utf-8"?>
<math xmlns="http://www.w3.org/1998/Math/MathML">
  <semantics>
    <mrow>
      <mrow>
        <mfrac>
          <mrow>
            <msqrt>
              <mrow>
                <mn>0,04</mn>
              </mrow>
            </msqrt>
          </mrow>
          <mrow>
            <msqrt>
              <mrow>
                <mn>0,0016</mn>
              </mrow>
            </msqrt>
          </mrow>
        </mfrac>
        <mo stretchy="false">+</mo>
        <mfrac>
          <mrow>
            <msqrt>
              <mrow>
                <mn>0,01</mn>
              </mrow>
            </msqrt>
          </mrow>
          <mrow>
            <msqrt>
              <mrow>
                <mn>0,04</mn>
              </mrow>
            </msqrt>
          </mrow>
        </mfrac>
      </mrow>
    </mrow>
    <annotation encoding="StarMath 5.0">{sqrt {0,04}} over {sqrt {0,0016}}+{sqrt {0,01}} over {sqrt {0,04}}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qrt>
                <mn>5</mn>
              </msqrt>
              <mo stretchy="false">+</mo>
              <mn>2</mn>
            </mrow>
          </mrow>
        </mrow>
        <mo fence="true" stretchy="false">)</mo>
      </mrow>
      <mrow>
        <mo fence="true" stretchy="false">(</mo>
        <mrow>
          <mrow>
            <mrow>
              <mn>1</mn>
              <mo stretchy="false">−</mo>
              <mn>3</mn>
            </mrow>
            <msqrt>
              <mn>5</mn>
            </msqrt>
          </mrow>
        </mrow>
        <mo fence="true" stretchy="false">)</mo>
      </mrow>
    </mrow>
    <annotation encoding="StarMath 5.0">({2} sqrt  {5}+{2})({1}-{3} sqrt  {5})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n>5</mn>
            <mrow>
              <msqrt>
                <mn>2</mn>
              </msqrt>
              <mo stretchy="false">−</mo>
              <mn>4</mn>
            </mrow>
          </mrow>
        </mrow>
        <mo fence="true" stretchy="false">)</mo>
      </mrow>
      <mrow>
        <mo fence="true" stretchy="false">(</mo>
        <mrow>
          <mrow>
            <mrow>
              <mn>3</mn>
              <mo stretchy="false">−</mo>
              <mn>8</mn>
            </mrow>
            <msqrt>
              <mn>2</mn>
            </msqrt>
          </mrow>
        </mrow>
        <mo fence="true" stretchy="false">)</mo>
      </mrow>
    </mrow>
    <annotation encoding="StarMath 5.0">({5} sqrt  {2}-{4})({3}-{8} sqrt  {2})</annotation>
  </semantics>
</math>
</file>

<file path=Object 33/content.xml><?xml version="1.0" encoding="utf-8"?>
<math xmlns="http://www.w3.org/1998/Math/MathML">
  <semantics>
    <mrow>
      <msup>
        <mrow>
          <mo stretchy="false">(</mo>
          <mrow>
            <mrow>
              <msqrt>
                <mrow>
                  <mrow>
                    <mrow>
                      <mn>2</mn>
                    </mrow>
                    <mo stretchy="false">−</mo>
                    <msqrt>
                      <mrow>
                        <mn>2</mn>
                      </mrow>
                    </msqrt>
                  </mrow>
                </mrow>
              </msqrt>
              <mo stretchy="false">+</mo>
              <msqrt>
                <mrow>
                  <mrow>
                    <mrow>
                      <mn>2</mn>
                    </mrow>
                    <mo stretchy="false">+</mo>
                    <msqrt>
                      <mrow>
                        <mn>2</mn>
                      </mrow>
                    </msqrt>
                  </mrow>
                </mrow>
              </msqrt>
            </mrow>
          </mrow>
          <mo stretchy="false">)</mo>
        </mrow>
        <mrow>
          <mn>2</mn>
        </mrow>
      </msup>
    </mrow>
    <annotation encoding="StarMath 5.0">(sqrt{{2}-sqrt {2}}+sqrt{{2}+sqrt {2}})^{2}</annotation>
  </semantics>
</math>
</file>

<file path=Object 34/content.xml><?xml version="1.0" encoding="utf-8"?>
<math xmlns="http://www.w3.org/1998/Math/MathML">
  <semantics>
    <mrow>
      <msqrt>
        <mrow>
          <mfrac>
            <mrow>
              <mrow>
                <mrow>
                  <mrow>
                    <msup>
                      <mi>a</mi>
                      <mrow>
                        <mn>6</mn>
                      </mrow>
                    </msup>
                    <mo stretchy="false">+</mo>
                    <msup>
                      <mi>a</mi>
                      <mrow>
                        <mn>6</mn>
                      </mrow>
                    </msup>
                  </mrow>
                  <mo stretchy="false">+</mo>
                  <msup>
                    <mi>a</mi>
                    <mrow>
                      <mn>6</mn>
                    </mrow>
                  </msup>
                </mrow>
                <mo stretchy="false">+</mo>
                <msup>
                  <mi>a</mi>
                  <mrow>
                    <mn>6</mn>
                  </mrow>
                </msup>
              </mrow>
            </mrow>
            <mrow>
              <mrow>
                <mrow>
                  <mrow>
                    <msup>
                      <mrow>
                        <mn>5</mn>
                      </mrow>
                      <mrow>
                        <mn>2</mn>
                      </mrow>
                    </msup>
                    <mo stretchy="false">+</mo>
                    <msup>
                      <mrow>
                        <mn>5</mn>
                      </mrow>
                      <mrow>
                        <mn>2</mn>
                      </mrow>
                    </msup>
                  </mrow>
                  <mo stretchy="false">+</mo>
                  <msup>
                    <mrow>
                      <mn>5</mn>
                    </mrow>
                    <mrow>
                      <mn>2</mn>
                    </mrow>
                  </msup>
                </mrow>
                <mo stretchy="false">+</mo>
                <msup>
                  <mrow>
                    <mn>5</mn>
                  </mrow>
                  <mrow>
                    <mn>2</mn>
                  </mrow>
                </msup>
              </mrow>
            </mrow>
          </mfrac>
        </mrow>
      </msqrt>
    </mrow>
    <annotation encoding="StarMath 5.0">sqrt{{a^{6}+a^{6}+a^{6}+a^{6}} over {{5}^{2}+{5}^{2}+{5}^{2}+{5}^{2}}}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sqrt>
                <mn>2</mn>
              </msqrt>
              <mo stretchy="false">−</mo>
              <msqrt>
                <mn>3</mn>
              </msqrt>
            </mrow>
          </mrow>
        </mrow>
        <mo fence="true" stretchy="false">)</mo>
      </mrow>
      <mrow>
        <mo fence="true" stretchy="false">(</mo>
        <mrow>
          <mrow>
            <msqrt>
              <mn>2</mn>
            </msqrt>
            <mo stretchy="false">+</mo>
            <msqrt>
              <mn>3</mn>
            </msqrt>
          </mrow>
        </mrow>
        <mo fence="true" stretchy="false">)</mo>
      </mrow>
    </mrow>
    <annotation encoding="StarMath 5.0">({3} sqrt  {2}- sqrt  {3})( sqrt  {2}+ sqrt  {3})</annotation>
  </semantics>
</math>
</file>

<file path=Object 36/content.xml><?xml version="1.0" encoding="utf-8"?>
<math xmlns="http://www.w3.org/1998/Math/MathML">
  <semantics>
    <mrow>
      <mrow>
        <msqrt>
          <mrow>
            <mn>2</mn>
          </mrow>
        </msqrt>
        <mo stretchy="false">+</mo>
        <mrow>
          <mn>3</mn>
        </mrow>
      </mrow>
      <mrow>
        <msqrt>
          <mrow>
            <mn>8</mn>
          </mrow>
        </msqrt>
        <mo stretchy="false">−</mo>
        <mrow>
          <mn>6</mn>
        </mrow>
      </mrow>
      <msqrt>
        <mrow>
          <mn>50</mn>
        </mrow>
      </msqrt>
    </mrow>
    <annotation encoding="StarMath 5.0">sqrt {2} + {3} sqrt{8}-{6} sqrt{50}</annotation>
  </semantics>
</math>
</file>

<file path=Object 37/content.xml><?xml version="1.0" encoding="utf-8"?>
<math xmlns="http://www.w3.org/1998/Math/MathML" display="block">
  <semantics>
    <mrow>
      <mn>2</mn>
      <msqrt>
        <mn>7</mn>
      </msqrt>
      <mrow>
        <mo fence="true" stretchy="false">(</mo>
        <mrow>
          <mrow>
            <mrow>
              <mn>1</mn>
              <mo stretchy="false">−</mo>
              <mn>3</mn>
            </mrow>
            <msqrt>
              <mn>7</mn>
            </msqrt>
          </mrow>
        </mrow>
        <mo fence="true" stretchy="false">)</mo>
      </mrow>
      <mrow>
        <mo fence="true" stretchy="false">(</mo>
        <mrow>
          <mrow>
            <mn>2</mn>
            <mrow>
              <msqrt>
                <mn>7</mn>
              </msqrt>
              <mo stretchy="false">−</mo>
              <mn>3</mn>
            </mrow>
          </mrow>
        </mrow>
        <mo fence="true" stretchy="false">)</mo>
      </mrow>
    </mrow>
    <annotation encoding="StarMath 5.0">{2} sqrt  {7}({1}-{3} sqrt  {7})({2} sqrt  {7}-{3})</annotation>
  </semantics>
</math>
</file>

<file path=Object 38/content.xml><?xml version="1.0" encoding="utf-8"?>
<math xmlns="http://www.w3.org/1998/Math/MathML" display="block">
  <semantics>
    <mrow>
      <msqrt>
        <mn>5</mn>
      </msqrt>
      <mo stretchy="false">×</mo>
      <mfrac>
        <mrow>
          <mrow>
            <mo fence="true" stretchy="false">(</mo>
            <mrow>
              <mrow>
                <msqrt>
                  <mn>19</mn>
                </msqrt>
                <mo stretchy="false">−</mo>
                <msqrt>
                  <mn>13</mn>
                </msqrt>
              </mrow>
            </mrow>
            <mo fence="true" stretchy="false">)</mo>
          </mrow>
          <mrow>
            <mo fence="true" stretchy="false">(</mo>
            <mrow>
              <mrow>
                <msqrt>
                  <mn>19</mn>
                </msqrt>
                <mo stretchy="false">+</mo>
                <msqrt>
                  <mn>13</mn>
                </msqrt>
              </mrow>
            </mrow>
            <mo fence="true" stretchy="false">)</mo>
          </mrow>
        </mrow>
        <mn>6</mn>
      </mfrac>
    </mrow>
    <annotation encoding="StarMath 5.0"> sqrt  {5} times { {( sqrt  {19}- sqrt  {13})( sqrt  {19}+ sqrt  {13})}over{6}}</annotation>
  </semantics>
</math>
</file>

<file path=Object 39/content.xml><?xml version="1.0" encoding="utf-8"?>
<math xmlns="http://www.w3.org/1998/Math/MathML" display="block">
  <semantics>
    <mfrac>
      <mrow>
        <mrow>
          <msqrt>
            <mn>63</mn>
          </msqrt>
          <mo stretchy="false">−</mo>
          <mn>5</mn>
        </mrow>
        <msqrt>
          <mn>7</mn>
        </msqrt>
      </mrow>
      <msqrt>
        <mn>28</mn>
      </msqrt>
    </mfrac>
    <annotation encoding="StarMath 5.0">{ sqrt  {63} - {5} sqrt  {7}}over{ sqrt 28}</annotation>
  </semantics>
</math>
</file>

<file path=Object 4/content.xml><?xml version="1.0" encoding="utf-8"?>
<math xmlns="http://www.w3.org/1998/Math/MathML">
  <semantics>
    <mrow>
      <mfrac>
        <mrow>
          <msqrt>
            <mrow>
              <mn>3</mn>
            </mrow>
          </msqrt>
        </mrow>
        <mrow>
          <mrow>
            <msqrt>
              <mrow>
                <mn>3</mn>
              </mrow>
            </msqrt>
            <mo stretchy="false">−</mo>
            <mrow>
              <mn>2</mn>
            </mrow>
          </mrow>
        </mrow>
      </mfrac>
    </mrow>
    <annotation encoding="StarMath 5.0">{sqrt {3}}  over  {sqrt {3} - {2}}</annotation>
  </semantics>
</math>
</file>

<file path=Object 40/content.xml><?xml version="1.0" encoding="utf-8"?>
<math xmlns="http://www.w3.org/1998/Math/MathML">
  <semantics>
    <mrow>
      <msqrt>
        <mrow>
          <mrow>
            <mrow>
              <mn>6</mn>
            </mrow>
            <mo stretchy="false">−</mo>
            <msqrt>
              <mrow>
                <mrow>
                  <mrow>
                    <mn>6</mn>
                  </mrow>
                  <mo stretchy="false">−</mo>
                  <msqrt>
                    <mrow>
                      <mrow>
                        <mrow>
                          <mn>6</mn>
                        </mrow>
                        <mo stretchy="false">−</mo>
                        <msqrt>
                          <mrow>
                            <mrow>
                              <mrow>
                                <mn>6</mn>
                              </mrow>
                              <mo stretchy="false">−</mo>
                              <msqrt>
                                <mrow>
                                  <mfrac>
                                    <mrow>
                                      <mrow>
                                        <mn>4</mn>
                                      </mrow>
                                      <msqrt>
                                        <mrow>
                                          <mn>27</mn>
                                        </mrow>
                                      </msqrt>
                                    </mrow>
                                    <mrow>
                                      <mrow>
                                        <mn>3</mn>
                                      </mrow>
                                      <msqrt>
                                        <mrow>
                                          <mn>3</mn>
                                        </mrow>
                                      </msqrt>
                                    </mrow>
                                  </mfrac>
                                </mrow>
                              </msqrt>
                            </mrow>
                          </mrow>
                        </msqrt>
                      </mrow>
                    </mrow>
                  </msqrt>
                </mrow>
              </mrow>
            </msqrt>
          </mrow>
        </mrow>
      </msqrt>
    </mrow>
    <annotation encoding="StarMath 5.0">sqrt{{6}-sqrt{{6}-sqrt{{6}-sqrt{{6}-sqrt{{{4} sqrt {27}} over {{3} sqrt {3}}}}}}}</annotation>
  </semantics>
</math>
</file>

<file path=Object 41/content.xml><?xml version="1.0" encoding="utf-8"?>
<math xmlns="http://www.w3.org/1998/Math/MathML">
  <semantics>
    <mrow>
      <msqrt>
        <mrow>
          <mfrac>
            <mrow>
              <mrow>
                <mn>48</mn>
              </mrow>
              <msup>
                <mi>a</mi>
                <mrow>
                  <mn>6</mn>
                </mrow>
              </msup>
              <msup>
                <mi>b</mi>
                <mrow>
                  <mn>12</mn>
                </mrow>
              </msup>
            </mrow>
            <mrow>
              <mrow>
                <mn>243</mn>
              </mrow>
              <msup>
                <mrow>
                  <mo stretchy="false">(</mo>
                  <mrow>
                    <mi mathvariant="italic">ab</mi>
                  </mrow>
                  <mo stretchy="false">)</mo>
                </mrow>
                <mrow>
                  <mn>4</mn>
                </mrow>
              </msup>
            </mrow>
          </mfrac>
        </mrow>
      </msqrt>
    </mrow>
    <annotation encoding="StarMath 5.0">sqrt { {{48}a^{6} b^{12}}  over  {{243} (ab)^{4}} }</annotation>
  </semantics>
</math>
</file>

<file path=Object 42/content.xml><?xml version="1.0" encoding="utf-8"?>
<math xmlns="http://www.w3.org/1998/Math/MathML">
  <semantics>
    <mrow>
      <msqrt>
        <mrow>
          <mfrac>
            <mrow>
              <mrow>
                <msup>
                  <mrow>
                    <mn>4</mn>
                  </mrow>
                  <mrow>
                    <mn>80</mn>
                  </mrow>
                </msup>
                <mo stretchy="false">+</mo>
                <mrow>
                  <mrow>
                    <mn>5</mn>
                  </mrow>
                  <mo stretchy="false">×</mo>
                  <msup>
                    <mrow>
                      <mn>8</mn>
                    </mrow>
                    <mrow>
                      <mn>53</mn>
                    </mrow>
                  </msup>
                </mrow>
              </mrow>
            </mrow>
            <mrow>
              <mrow>
                <mrow>
                  <mn>28</mn>
                </mrow>
                <mo stretchy="false">×</mo>
                <msup>
                  <mrow>
                    <mn>2</mn>
                  </mrow>
                  <mrow>
                    <mn>155</mn>
                  </mrow>
                </msup>
              </mrow>
            </mrow>
          </mfrac>
        </mrow>
      </msqrt>
    </mrow>
    <annotation encoding="StarMath 5.0">sqrt{ { {4}^{80} + {5} times {8}^{53}}  over  {{28}  times  {2}^{155}} }</annotation>
  </semantics>
</math>
</file>

<file path=Object 43/content.xml><?xml version="1.0" encoding="utf-8"?>
<math xmlns="http://www.w3.org/1998/Math/MathML" display="block">
  <semantics>
    <mrow>
      <mi>a</mi>
      <msqrt>
        <mi>b</mi>
      </msqrt>
    </mrow>
    <annotation encoding="StarMath 5.0">a sqrt b</annotation>
  </semantics>
</math>
</file>

<file path=Object 44/content.xml><?xml version="1.0" encoding="utf-8"?>
<math xmlns="http://www.w3.org/1998/Math/MathML" display="block">
  <semantics>
    <mfrac>
      <mn>1</mn>
      <mrow>
        <msqrt>
          <mn>5</mn>
        </msqrt>
        <mo stretchy="false">−</mo>
        <msqrt>
          <mn>3</mn>
        </msqrt>
      </mrow>
    </mfrac>
    <annotation encoding="StarMath 5.0">{1}over{ sqrt  {5} - sqrt {3}}</annotation>
  </semantics>
</math>
</file>

<file path=Object 45/content.xml><?xml version="1.0" encoding="utf-8"?>
<math xmlns="http://www.w3.org/1998/Math/MathML" display="block">
  <semantics>
    <msqrt>
      <mrow>
        <msup>
          <mn>5</mn>
          <mn>2</mn>
        </msup>
        <mo stretchy="false">−</mo>
        <msup>
          <mn>3</mn>
          <mn>2</mn>
        </msup>
      </mrow>
    </msqrt>
    <annotation encoding="StarMath 5.0"> sqrt { {5}^{2}-{3}^2}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∈</mo>
            <mi mathvariant="normal">ℝ</mi>
          </mrow>
          <mstyle mathvariant="normal">
            <mi mathvariant="normal">;</mi>
          </mstyle>
          <mrow>
            <mi>b</mi>
            <mo stretchy="false">∈</mo>
            <mi mathvariant="normal">ℝ</mi>
          </mrow>
        </mrow>
      </mrow>
      <mo fence="true" stretchy="false">)</mo>
    </mrow>
    <annotation encoding="StarMath 5.0">(a  in  setr  nitalic;  b  in  setr)</annotation>
  </semantics>
</math>
</file>

<file path=Object 47/content.xml><?xml version="1.0" encoding="utf-8"?>
<math xmlns="http://www.w3.org/1998/Math/MathML" display="block">
  <semantics>
    <mfrac>
      <msqrt>
        <mn>2</mn>
      </msqrt>
      <mrow>
        <msqrt>
          <mn>0</mn>
        </msqrt>
        <mo stretchy="false">+</mo>
        <msqrt>
          <mn>1</mn>
        </msqrt>
      </mrow>
    </mfrac>
    <annotation encoding="StarMath 5.0"> sqrt  {{2} }over{ { sqrt  {0} + sqrt {1}}}</annotation>
  </semantics>
</math>
</file>

<file path=Object 48/content.xml><?xml version="1.0" encoding="utf-8"?>
<math xmlns="http://www.w3.org/1998/Math/MathML" display="block">
  <semantics>
    <mrow>
      <mn>5</mn>
      <mrow>
        <msqrt>
          <mn>4</mn>
        </msqrt>
        <mo stretchy="false">+</mo>
        <msqrt>
          <mn>100</mn>
        </msqrt>
      </mrow>
    </mrow>
    <annotation encoding="StarMath 5.0">{5} sqrt  {4}+ sqrt  {100}</annotation>
  </semantics>
</math>
</file>

<file path=Object 49/content.xml><?xml version="1.0" encoding="utf-8"?>
<math xmlns="http://www.w3.org/1998/Math/MathML" display="block">
  <semantics>
    <msqrt>
      <msup>
        <mrow>
          <mo fence="true" stretchy="false">(</mo>
          <mrow>
            <mrow>
              <mrow>
                <mo stretchy="false">−</mo>
                <mn>13</mn>
              </mrow>
              <mo stretchy="false">−</mo>
              <mn>7</mn>
            </mrow>
          </mrow>
          <mo fence="true" stretchy="false">)</mo>
        </mrow>
        <mn>2</mn>
      </msup>
    </msqrt>
    <annotation encoding="StarMath 5.0"> sqrt  (-{13}-{7})^{2}</annotation>
  </semantics>
</math>
</file>

<file path=Object 5/content.xml><?xml version="1.0" encoding="utf-8"?>
<math xmlns="http://www.w3.org/1998/Math/MathML">
  <semantics>
    <mrow>
      <mrow>
        <mrow>
          <msqrt>
            <mrow>
              <mn>2</mn>
            </mrow>
          </msqrt>
          <mo stretchy="false">+</mo>
          <msqrt>
            <mrow>
              <mfrac>
                <mrow>
                  <mn>1</mn>
                </mrow>
                <mrow>
                  <mn>2</mn>
                </mrow>
              </mfrac>
            </mrow>
          </msqrt>
        </mrow>
        <mo stretchy="false">−</mo>
        <msqrt>
          <mrow>
            <mfrac>
              <mrow>
                <mn>1</mn>
              </mrow>
              <mrow>
                <mn>8</mn>
              </mrow>
            </mfrac>
          </mrow>
        </msqrt>
      </mrow>
    </mrow>
    <annotation encoding="StarMath 5.0">sqrt{2}+sqrt{{1} over {2}} -sqrt{{1} over {8}}</annotation>
  </semantics>
</math>
</file>

<file path=Object 50/content.xml><?xml version="1.0" encoding="utf-8"?>
<math xmlns="http://www.w3.org/1998/Math/MathML" display="block">
  <semantics>
    <mfrac>
      <mrow>
        <mrow>
          <mo fence="true" stretchy="false">(</mo>
          <mrow>
            <mrow>
              <msqrt>
                <mn>45</mn>
              </msqrt>
              <mo stretchy="false">+</mo>
              <mn>5</mn>
            </mrow>
          </mrow>
          <mo fence="true" stretchy="false">)</mo>
        </mrow>
        <mrow>
          <mo fence="true" stretchy="false">(</mo>
          <mrow>
            <mrow>
              <msqrt>
                <mn>5</mn>
              </msqrt>
              <mo stretchy="false">−</mo>
              <mn>3</mn>
            </mrow>
          </mrow>
          <mo fence="true" stretchy="false">)</mo>
        </mrow>
      </mrow>
      <mn>4</mn>
    </mfrac>
    <annotation encoding="StarMath 5.0">{( sqrt  {45}+{5})( sqrt  {5}-{3})}over{4}</annotation>
  </semantics>
</math>
</file>

<file path=Object 51/content.xml><?xml version="1.0" encoding="utf-8"?>
<math xmlns="http://www.w3.org/1998/Math/MathML" display="block">
  <semantics>
    <msup>
      <mrow>
        <mo fence="true" stretchy="false">(</mo>
        <mrow>
          <mrow>
            <msqrt>
              <mn>2</mn>
            </msqrt>
            <mrow>
              <mo fence="true" stretchy="false">(</mo>
              <mrow>
                <mrow>
                  <mn>1</mn>
                  <mo stretchy="false">+</mo>
                  <msqrt>
                    <mn>3</mn>
                  </msqrt>
                </mrow>
              </mrow>
              <mo fence="true" stretchy="false">)</mo>
            </mrow>
          </mrow>
        </mrow>
        <mo fence="true" stretchy="false">)</mo>
      </mrow>
      <mn>2</mn>
    </msup>
    <annotation encoding="StarMath 5.0">( sqrt  {2}({1}+ sqrt  {3}))^{2}</annotation>
  </semantics>
</math>
</file>

<file path=Object 52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−</mo>
            <msqrt>
              <mn>3</mn>
            </msqrt>
          </mrow>
        </mrow>
        <mo fence="true" stretchy="false">)</mo>
      </mrow>
      <mn>2</mn>
    </msup>
    <annotation encoding="StarMath 5.0">({2}- sqrt  {3})^{2}</annotation>
  </semantics>
</math>
</file>

<file path=Object 53/content.xml><?xml version="1.0" encoding="utf-8"?>
<math xmlns="http://www.w3.org/1998/Math/MathML" display="block">
  <semantics>
    <msup>
      <mrow>
        <mo fence="true" stretchy="false">(</mo>
        <mrow>
          <mrow>
            <msqrt>
              <mn>2</mn>
            </msqrt>
            <mo stretchy="false">−</mo>
            <msqrt>
              <mn>5</mn>
            </msqrt>
          </mrow>
        </mrow>
        <mo fence="true" stretchy="false">)</mo>
      </mrow>
      <mn>2</mn>
    </msup>
    <annotation encoding="StarMath 5.0">( sqrt  {2}- sqrt  {5})^{2}</annotation>
  </semantics>
</math>
</file>

<file path=Object 54/content.xml><?xml version="1.0" encoding="utf-8"?>
<math xmlns="http://www.w3.org/1998/Math/MathML" display="block">
  <semantics>
    <msup>
      <mrow>
        <mo fence="true" stretchy="false">(</mo>
        <mrow>
          <mrow>
            <msqrt>
              <mn>6</mn>
            </msqrt>
            <mo stretchy="false">−</mo>
            <msqrt>
              <mn>8</mn>
            </msqrt>
          </mrow>
        </mrow>
        <mo fence="true" stretchy="false">)</mo>
      </mrow>
      <mn>2</mn>
    </msup>
    <annotation encoding="StarMath 5.0">( sqrt  {6}- sqrt  {8})^{2}</annotation>
  </semantics>
</math>
</file>

<file path=Object 55/content.xml><?xml version="1.0" encoding="utf-8"?>
<math xmlns="http://www.w3.org/1998/Math/MathML" display="block">
  <semantics>
    <mrow>
      <msup>
        <mrow>
          <mo fence="true" stretchy="false">(</mo>
          <mrow>
            <msqrt>
              <mn>5</mn>
            </msqrt>
          </mrow>
          <mo fence="true" stretchy="false">)</mo>
        </mrow>
        <mn>3</mn>
      </msup>
      <msup>
        <mrow>
          <mo fence="true" stretchy="false">(</mo>
          <mrow>
            <msqrt>
              <mn>5</mn>
            </msqrt>
          </mrow>
          <mo fence="true" stretchy="false">)</mo>
        </mrow>
        <mn>3</mn>
      </msup>
      <msup>
        <mrow>
          <mo fence="true" stretchy="false">(</mo>
          <mrow>
            <msqrt>
              <mn>2</mn>
            </msqrt>
          </mrow>
          <mo fence="true" stretchy="false">)</mo>
        </mrow>
        <mn>3</mn>
      </msup>
    </mrow>
    <annotation encoding="StarMath 5.0">( sqrt  {5})^{3}( sqrt  {5})^{3}( sqrt  {2})^{3}</annotation>
  </semantics>
</math>
</file>

<file path=Object 56/content.xml><?xml version="1.0" encoding="utf-8"?>
<math xmlns="http://www.w3.org/1998/Math/MathML" display="block">
  <semantics>
    <mfrac>
      <mn>1</mn>
      <mrow>
        <msqrt>
          <mn>5</mn>
        </msqrt>
        <mo stretchy="false">+</mo>
        <msqrt>
          <mn>3</mn>
        </msqrt>
      </mrow>
    </mfrac>
    <annotation encoding="StarMath 5.0">{1}over{ sqrt  {5} + sqrt {3}}</annotation>
  </semantics>
</math>
</file>

<file path=Object 57/content.xml><?xml version="1.0" encoding="utf-8"?>
<math xmlns="http://www.w3.org/1998/Math/MathML" display="block">
  <semantics>
    <mfrac>
      <mrow>
        <mn>1</mn>
        <mo stretchy="false">+</mo>
        <msqrt>
          <mn>3</mn>
        </msqrt>
      </mrow>
      <mrow>
        <mn>2</mn>
        <mo stretchy="false">−</mo>
        <msqrt>
          <mn>3</mn>
        </msqrt>
      </mrow>
    </mfrac>
    <annotation encoding="StarMath 5.0">{{1} + sqrt {3}}over{{2} - sqrt {3}}</annotation>
  </semantics>
</math>
</file>

<file path=Object 58/content.xml><?xml version="1.0" encoding="utf-8"?>
<math xmlns="http://www.w3.org/1998/Math/MathML" display="block">
  <semantics>
    <mrow>
      <mrow>
        <mo fence="true" stretchy="false">(</mo>
        <mrow>
          <mrow>
            <msqrt>
              <mn>2</mn>
            </msqrt>
            <mo stretchy="false">−</mo>
            <msqrt>
              <mn>3</mn>
            </msqrt>
          </mrow>
        </mrow>
        <mo fence="true" stretchy="false">)</mo>
      </mrow>
      <mrow>
        <mrow>
          <mo fence="true" stretchy="false">(</mo>
          <mrow>
            <mrow>
              <mn>5</mn>
              <mrow>
                <msqrt>
                  <mn>2</mn>
                </msqrt>
                <mo stretchy="false">−</mo>
                <msqrt>
                  <mn>3</mn>
                </msqrt>
              </mrow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n>3</mn>
                <mrow>
                  <msqrt>
                    <mn>6</mn>
                  </msqrt>
                  <mo stretchy="false">+</mo>
                  <mn>1</mn>
                </mrow>
              </mrow>
            </mrow>
            <mo fence="true" stretchy="false">)</mo>
          </mrow>
          <mn>2</mn>
        </msup>
      </mrow>
    </mrow>
    <annotation encoding="StarMath 5.0">( sqrt  {2}- sqrt  {3})({5} sqrt  {2}- sqrt  {3})-({3} sqrt  {6}+{1})^{2}</annotation>
  </semantics>
</math>
</file>

<file path=Object 59/content.xml><?xml version="1.0" encoding="utf-8"?>
<math xmlns="http://www.w3.org/1998/Math/MathML" display="block">
  <semantics>
    <mrow>
      <mrow>
        <mo fence="true" stretchy="false">(</mo>
        <mrow>
          <mrow>
            <msqrt>
              <mn>3</mn>
            </msqrt>
            <mo stretchy="false">−</mo>
            <msqrt>
              <mn>27</mn>
            </msqrt>
            <mo stretchy="false">+</mo>
            <msqrt>
              <mn>12</mn>
            </msqrt>
          </mrow>
        </mrow>
        <mo fence="true" stretchy="false">)</mo>
      </mrow>
      <mfrac>
        <msqrt>
          <mn>3</mn>
        </msqrt>
        <msqrt>
          <mn>54</mn>
        </msqrt>
      </mfrac>
    </mrow>
    <annotation encoding="StarMath 5.0">( sqrt  {3}- sqrt  {27}+ sqrt  {12}) sqrt  {3}over{ sqrt 54}</annotation>
  </semantics>
</math>
</file>

<file path=Object 6/content.xml><?xml version="1.0" encoding="utf-8"?>
<math xmlns="http://www.w3.org/1998/Math/MathML" display="block">
  <semantics>
    <msqrt>
      <mn>3600</mn>
    </msqrt>
    <annotation encoding="StarMath 5.0"> sqrt  {3600}</annotation>
  </semantics>
</math>
</file>

<file path=Object 60/content.xml><?xml version="1.0" encoding="utf-8"?>
<math xmlns="http://www.w3.org/1998/Math/MathML" display="block">
  <semantics>
    <mrow>
      <mfrac>
        <msqrt>
          <mn>7</mn>
        </msqrt>
        <msqrt>
          <mn>6</mn>
        </msqrt>
      </mfrac>
      <mo stretchy="false">×</mo>
      <mrow>
        <mo fence="true" stretchy="true">(</mo>
        <mrow>
          <mfrac>
            <msqrt>
              <mrow>
                <mn>14</mn>
                <mo stretchy="false">×</mo>
                <mn>15</mn>
              </mrow>
            </msqrt>
            <msqrt>
              <mn>5</mn>
            </msqrt>
          </mfrac>
        </mrow>
        <mo fence="true" stretchy="true">)</mo>
      </mrow>
    </mrow>
    <annotation encoding="StarMath 5.0"> sqrt  {7}over{ sqrt 6} times  left( sqrt  {{14} times {15}}over{ sqrt 5} right)</annotation>
  </semantics>
</math>
</file>

<file path=Object 61/content.xml><?xml version="1.0" encoding="utf-8"?>
<math xmlns="http://www.w3.org/1998/Math/MathML" display="block">
  <semantics>
    <mfrac>
      <mrow>
        <msqrt>
          <mn>243</mn>
        </msqrt>
        <mo stretchy="false">−</mo>
        <msqrt>
          <mn>147</mn>
        </msqrt>
      </mrow>
      <msqrt>
        <mn>12</mn>
      </msqrt>
    </mfrac>
    <annotation encoding="StarMath 5.0">{ sqrt  {243}- sqrt  {147}}over{ sqrt 12}</annotation>
  </semantics>
</math>
</file>

<file path=Object 62/content.xml><?xml version="1.0" encoding="utf-8"?>
<math xmlns="http://www.w3.org/1998/Math/MathML" display="block">
  <semantics>
    <mfrac>
      <mrow>
        <msqrt>
          <msup>
            <mn>12</mn>
            <mn>2</mn>
          </msup>
        </msqrt>
        <mo stretchy="false">+</mo>
        <msqrt>
          <msup>
            <mn>9</mn>
            <mn>2</mn>
          </msup>
        </msqrt>
      </mrow>
      <msqrt>
        <mrow>
          <mo fence="true" stretchy="false">(</mo>
          <mrow>
            <mrow>
              <msup>
                <mn>12</mn>
                <mn>2</mn>
              </msup>
              <mo stretchy="false">+</mo>
              <msup>
                <mn>9</mn>
                <mn>2</mn>
              </msup>
            </mrow>
          </mrow>
          <mo fence="true" stretchy="false">)</mo>
        </mrow>
      </msqrt>
    </mfrac>
    <annotation encoding="StarMath 5.0">{ sqrt  {12}^{2}+ sqrt  {9}^{2}}over{ sqrt  ({12}^{2}+{9}^{2})}</annotation>
  </semantics>
</math>
</file>

<file path=Object 63/content.xml><?xml version="1.0" encoding="utf-8"?>
<math xmlns="http://www.w3.org/1998/Math/MathML" display="block">
  <semantics>
    <mrow>
      <mn>3</mn>
      <mrow>
        <msqrt>
          <mn>15</mn>
        </msqrt>
        <mo stretchy="false">×</mo>
        <mn>2</mn>
      </mrow>
      <mrow>
        <msqrt>
          <mn>35</mn>
        </msqrt>
        <mo stretchy="false">−</mo>
        <mn>2</mn>
      </mrow>
      <mrow>
        <msqrt>
          <mn>84</mn>
        </msqrt>
        <mo stretchy="false">−</mo>
        <mn>7</mn>
      </mrow>
      <mfrac>
        <msqrt>
          <mn>105</mn>
        </msqrt>
        <msqrt>
          <mn>5</mn>
        </msqrt>
      </mfrac>
    </mrow>
    <annotation encoding="StarMath 5.0">{3} sqrt  {15}  times  {2} sqrt  {35} - {2} sqrt  {84}  - {7} sqrt  {{105} }over{  sqrt 5}</annotation>
  </semantics>
</math>
</file>

<file path=Object 64/content.xml><?xml version="1.0" encoding="utf-8"?>
<math xmlns="http://www.w3.org/1998/Math/MathML" display="block">
  <semantics>
    <mrow>
      <mn>4</mn>
      <mrow>
        <msqrt>
          <mn>3</mn>
        </msqrt>
        <mo stretchy="false">+</mo>
        <mn>2</mn>
      </mrow>
      <msqrt>
        <mn>48</mn>
      </msqrt>
    </mrow>
    <annotation encoding="StarMath 5.0">{4} sqrt  {3} + {2} sqrt  {48}</annotation>
  </semantics>
</math>
</file>

<file path=Object 65/content.xml><?xml version="1.0" encoding="utf-8"?>
<math xmlns="http://www.w3.org/1998/Math/MathML" display="block">
  <semantics>
    <mrow>
      <mrow>
        <mo stretchy="false">−</mo>
        <mn>2</mn>
      </mrow>
      <mrow>
        <msqrt>
          <mn>8</mn>
        </msqrt>
        <mo stretchy="false">+</mo>
        <mn>3</mn>
      </mrow>
      <mrow>
        <msqrt>
          <mn>50</mn>
        </msqrt>
        <mo stretchy="false">−</mo>
        <mn>7</mn>
      </mrow>
      <msqrt>
        <mn>18</mn>
      </msqrt>
    </mrow>
    <annotation encoding="StarMath 5.0">-{2} sqrt  {8} + {3} sqrt  {50} - {7} sqrt  {18}</annotation>
  </semantics>
</math>
</file>

<file path=Object 66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sqrt>
                  <mn>3</mn>
                </msqrt>
                <mo stretchy="false">−</mo>
                <mn>2</mn>
              </mrow>
            </mrow>
            <mo fence="true" stretchy="false">)</mo>
          </mrow>
          <mn>2</mn>
        </msup>
        <msqrt>
          <mn>7</mn>
        </msqrt>
      </mfrac>
      <mo stretchy="false">×</mo>
      <mfrac>
        <mrow>
          <mrow>
            <mn>7</mn>
            <mo stretchy="false">+</mo>
            <mn>4</mn>
          </mrow>
          <msqrt>
            <mn>3</mn>
          </msqrt>
        </mrow>
        <msqrt>
          <mn>14</mn>
        </msqrt>
      </mfrac>
    </mrow>
    <annotation encoding="StarMath 5.0">{( sqrt  {3} - {2})^{2}}over{ sqrt 7} times { {{7} + {4} sqrt  {3}}over{ sqrt 14} }</annotation>
  </semantics>
</math>
</file>

<file path=Object 7/content.xml><?xml version="1.0" encoding="utf-8"?>
<math xmlns="http://www.w3.org/1998/Math/MathML" display="block">
  <semantics>
    <msqrt>
      <mn>1000000</mn>
    </msqrt>
    <annotation encoding="StarMath 5.0"> sqrt  {1000000}</annotation>
  </semantics>
</math>
</file>

<file path=Object 70/content.xml><?xml version="1.0" encoding="utf-8"?>
<math xmlns="http://www.w3.org/1998/Math/MathML" display="block">
  <semantics>
    <mfrac>
      <msqrt>
        <msup>
          <mrow>
            <mo fence="true" stretchy="false">(</mo>
            <mrow>
              <mrow>
                <mo stretchy="false">−</mo>
                <mn>7</mn>
              </mrow>
            </mrow>
            <mo fence="true" stretchy="false">)</mo>
          </mrow>
          <mn>2</mn>
        </msup>
      </msqrt>
      <mrow>
        <mn>4</mn>
        <mrow>
          <msqrt>
            <mn>2</mn>
          </msqrt>
          <mo stretchy="false">−</mo>
          <msqrt>
            <mn>8</mn>
          </msqrt>
        </mrow>
      </mrow>
    </mfrac>
    <annotation encoding="StarMath 5.0"> sqrt  {( - {7})^{2}}over{{4} sqrt  {2} - sqrt {8}}</annotation>
  </semantics>
</math>
</file>

<file path=Object 72/content.xml><?xml version="1.0" encoding="utf-8"?>
<math xmlns="http://www.w3.org/1998/Math/MathML" display="block">
  <semantics>
    <mrow>
      <msqrt>
        <mfrac>
          <mn>30</mn>
          <mn>7</mn>
        </mfrac>
      </msqrt>
      <mo stretchy="false">×</mo>
      <msqrt>
        <mfrac>
          <mn>21</mn>
          <mn>40</mn>
        </mfrac>
      </msqrt>
    </mrow>
    <annotation encoding="StarMath 5.0"> sqrt   {{30}over{7} } times  sqrt {{21}over{40}}</annotation>
  </semantics>
</math>
</file>

<file path=Object 74/content.xml><?xml version="1.0" encoding="utf-8"?>
<math xmlns="http://www.w3.org/1998/Math/MathML" display="block">
  <semantics>
    <mrow>
      <mn>2</mn>
      <msqrt>
        <mn>21</mn>
      </msqrt>
      <mfrac>
        <msqrt>
          <mn>75</mn>
        </msqrt>
        <mrow>
          <msqrt>
            <mn>35</mn>
          </msqrt>
          <msqrt>
            <mn>20</mn>
          </msqrt>
        </mrow>
      </mfrac>
    </mrow>
    <annotation encoding="StarMath 5.0">{2} sqrt  {21} sqrt {75}over{ sqrt  {35} sqrt  {20}}</annotation>
  </semantics>
</math>
</file>

<file path=Object 75/content.xml><?xml version="1.0" encoding="utf-8"?>
<math xmlns="http://www.w3.org/1998/Math/MathML" display="block">
  <semantics>
    <mfrac>
      <mrow>
        <msqrt>
          <mn>3</mn>
        </msqrt>
        <mo stretchy="false">+</mo>
        <mn>3</mn>
      </mrow>
      <mrow>
        <msqrt>
          <mn>3</mn>
        </msqrt>
        <mo stretchy="false">−</mo>
        <mn>3</mn>
      </mrow>
    </mfrac>
    <annotation encoding="StarMath 5.0">{ sqrt  {3} + {3}}over{ sqrt  {3} - {3}}</annotation>
  </semantics>
</math>
</file>

<file path=Object 76/content.xml><?xml version="1.0" encoding="utf-8"?>
<math xmlns="http://www.w3.org/1998/Math/MathML" display="block">
  <semantics>
    <mfrac>
      <mrow>
        <msqrt>
          <mn>7</mn>
        </msqrt>
        <mo stretchy="false">+</mo>
        <msqrt>
          <mn>5</mn>
        </msqrt>
      </mrow>
      <mrow>
        <msqrt>
          <mn>7</mn>
        </msqrt>
        <mo stretchy="false">−</mo>
        <msqrt>
          <mn>5</mn>
        </msqrt>
      </mrow>
    </mfrac>
    <annotation encoding="StarMath 5.0">{ sqrt  {7} + sqrt {5}}over{ sqrt  {7} - sqrt {5}}</annotation>
  </semantics>
</math>
</file>

<file path=Object 77/content.xml><?xml version="1.0" encoding="utf-8"?>
<math xmlns="http://www.w3.org/1998/Math/MathML" display="block">
  <semantics>
    <mfrac>
      <mrow>
        <msqrt>
          <mn>7</mn>
        </msqrt>
        <mo stretchy="false">−</mo>
        <msqrt>
          <mn>5</mn>
        </msqrt>
      </mrow>
      <mrow>
        <msqrt>
          <mn>7</mn>
        </msqrt>
        <mo stretchy="false">+</mo>
        <msqrt>
          <mn>5</mn>
        </msqrt>
      </mrow>
    </mfrac>
    <annotation encoding="StarMath 5.0">{ sqrt  {7} - sqrt {5}}over{ sqrt  {7} + sqrt {5}}</annotation>
  </semantics>
</math>
</file>

<file path=Object 78/content.xml><?xml version="1.0" encoding="utf-8"?>
<math xmlns="http://www.w3.org/1998/Math/MathML" display="block">
  <semantics>
    <mfrac>
      <mrow>
        <msqrt>
          <mn>10</mn>
        </msqrt>
        <mo stretchy="false">+</mo>
        <msqrt>
          <mn>5</mn>
        </msqrt>
      </mrow>
      <mrow>
        <msqrt>
          <mn>10</mn>
        </msqrt>
        <mo stretchy="false">−</mo>
        <msqrt>
          <mn>5</mn>
        </msqrt>
      </mrow>
    </mfrac>
    <annotation encoding="StarMath 5.0">{ sqrt  {10} + sqrt {5}}over{ sqrt  {10} - sqrt {5}}</annotation>
  </semantics>
</math>
</file>

<file path=Object 79/content.xml><?xml version="1.0" encoding="utf-8"?>
<math xmlns="http://www.w3.org/1998/Math/MathML" display="block">
  <semantics>
    <mfrac>
      <msqrt>
        <mn>7</mn>
      </msqrt>
      <mrow>
        <msqrt>
          <mn>2</mn>
        </msqrt>
        <mo stretchy="false">−</mo>
        <msqrt>
          <mn>7</mn>
        </msqrt>
      </mrow>
    </mfrac>
    <annotation encoding="StarMath 5.0"> sqrt  {7}over{ sqrt  {2} - sqrt {7}}</annotation>
  </semantics>
</math>
</file>

<file path=Object 8/content.xml><?xml version="1.0" encoding="utf-8"?>
<math xmlns="http://www.w3.org/1998/Math/MathML" display="block">
  <semantics>
    <msqrt>
      <msup>
        <mn>10</mn>
        <mn>7</mn>
      </msup>
    </msqrt>
    <annotation encoding="StarMath 5.0"> sqrt  {10}^{7}</annotation>
  </semantics>
</math>
</file>

<file path=Object 80/content.xml><?xml version="1.0" encoding="utf-8"?>
<math xmlns="http://www.w3.org/1998/Math/MathML" display="block">
  <semantics>
    <mrow>
      <mrow>
        <mo stretchy="false">−</mo>
        <mn>4</mn>
      </mrow>
      <mrow>
        <msqrt>
          <mn>24</mn>
        </msqrt>
        <mo stretchy="false">−</mo>
        <msqrt>
          <mn>6</mn>
        </msqrt>
        <mo stretchy="false">+</mo>
        <mn>4</mn>
      </mrow>
      <mrow>
        <msqrt>
          <mn>54</mn>
        </msqrt>
        <mo stretchy="false">+</mo>
        <mn>3</mn>
      </mrow>
      <msqrt>
        <mn>24</mn>
      </msqrt>
    </mrow>
    <annotation encoding="StarMath 5.0">- {4} sqrt  {24} - sqrt {6} + {4} sqrt  {54} + {3} sqrt  {24}</annotation>
  </semantics>
</math>
</file>

<file path=Object 81/content.xml><?xml version="1.0" encoding="utf-8"?>
<math xmlns="http://www.w3.org/1998/Math/MathML" display="block">
  <semantics>
    <mfrac>
      <mn>4</mn>
      <mrow>
        <mn>1</mn>
        <mo stretchy="false">+</mo>
        <msqrt>
          <mn>3</mn>
        </msqrt>
      </mrow>
    </mfrac>
    <annotation encoding="StarMath 5.0">{4}over{{1} + sqrt {3}}</annotation>
  </semantics>
</math>
</file>

<file path=Object 82/content.xml><?xml version="1.0" encoding="utf-8"?>
<math xmlns="http://www.w3.org/1998/Math/MathML" display="block">
  <semantics>
    <mfrac>
      <mn>3</mn>
      <mrow>
        <msqrt>
          <mn>5</mn>
        </msqrt>
        <mo stretchy="false">−</mo>
        <mn>2</mn>
      </mrow>
    </mfrac>
    <annotation encoding="StarMath 5.0">{3}over{ sqrt  {5} - {2}}</annotation>
  </semantics>
</math>
</file>

<file path=Object 83/content.xml><?xml version="1.0" encoding="utf-8"?>
<math xmlns="http://www.w3.org/1998/Math/MathML" display="block">
  <semantics>
    <mrow>
      <mn>2</mn>
      <mo stretchy="false">×</mo>
      <mfrac>
        <msqrt>
          <mn>5</mn>
        </msqrt>
        <mrow>
          <mn>1</mn>
          <mo stretchy="false">−</mo>
          <msqrt>
            <mn>45</mn>
          </msqrt>
        </mrow>
      </mfrac>
    </mrow>
    <annotation encoding="StarMath 5.0">{2} times {sqrt  {5}over{{1} - sqrt {45}}}</annotation>
  </semantics>
</math>
</file>

<file path=Object 84/content.xml><?xml version="1.0" encoding="utf-8"?>
<math xmlns="http://www.w3.org/1998/Math/MathML" display="block">
  <semantics>
    <mrow>
      <mn>4</mn>
      <mrow>
        <msqrt>
          <mn>54</mn>
        </msqrt>
        <mo stretchy="false">−</mo>
        <mn>4</mn>
      </mrow>
      <mrow>
        <msqrt>
          <mn>6</mn>
        </msqrt>
        <mo stretchy="false">+</mo>
        <mn>2</mn>
      </mrow>
      <mrow>
        <msqrt>
          <mn>24</mn>
        </msqrt>
        <mo stretchy="false">+</mo>
        <mn>2</mn>
      </mrow>
      <msqrt>
        <mn>24</mn>
      </msqrt>
    </mrow>
    <annotation encoding="StarMath 5.0">{4} sqrt  {54} - {4} sqrt  {6} + {2} sqrt  {24} + {2} sqrt  {24}</annotation>
  </semantics>
</math>
</file>

<file path=Object 85/content.xml><?xml version="1.0" encoding="utf-8"?>
<math xmlns="http://www.w3.org/1998/Math/MathML" display="block">
  <semantics>
    <mrow>
      <msqrt>
        <mn>176</mn>
      </msqrt>
      <mo stretchy="false">×</mo>
      <mrow>
        <mo fence="true" stretchy="true">(</mo>
        <mrow>
          <mfrac>
            <msqrt>
              <mn>99</mn>
            </msqrt>
            <msqrt>
              <mn>49</mn>
            </msqrt>
          </mfrac>
        </mrow>
        <mo fence="true" stretchy="true">)</mo>
      </mrow>
    </mrow>
    <annotation encoding="StarMath 5.0"> sqrt  {176} times  left( sqrt  {99}over{ sqrt 49} right)</annotation>
  </semantics>
</math>
</file>

<file path=Object 9/content.xml><?xml version="1.0" encoding="utf-8"?>
<math xmlns="http://www.w3.org/1998/Math/MathML" display="block">
  <semantics>
    <msqrt>
      <mrow>
        <mn>4</mn>
        <mo stretchy="false">×</mo>
        <msup>
          <mn>10</mn>
          <mn>8</mn>
        </msup>
      </mrow>
    </msqrt>
    <annotation encoding="StarMath 5.0"> sqrt  {4 times {10}^8}</annotation>
  </semantics>
</math>
</file>

<file path=Object 95/content.xml><?xml version="1.0" encoding="utf-8"?>
<math xmlns="http://www.w3.org/1998/Math/MathML" display="block">
  <semantics>
    <msqrt>
      <mn>0,08</mn>
    </msqrt>
    <annotation encoding="StarMath 5.0"> sqrt  {0,08}</annotation>
  </semantics>
</math>
</file>

<file path=Object 96/content.xml><?xml version="1.0" encoding="utf-8"?>
<math xmlns="http://www.w3.org/1998/Math/MathML" display="block">
  <semantics>
    <mrow>
      <msqrt>
        <mn>1000</mn>
      </msqrt>
      <mo stretchy="false">+</mo>
      <msqrt>
        <mn>0</mn>
      </msqrt>
    </mrow>
    <annotation encoding="StarMath 5.0"> sqrt  {1000} + sqrt {0}</annotation>
  </semantics>
</math>
</file>

<file path=Object 97/content.xml><?xml version="1.0" encoding="utf-8"?>
<math xmlns="http://www.w3.org/1998/Math/MathML" display="block">
  <semantics>
    <msqrt>
      <msup>
        <mrow>
          <mo fence="true" stretchy="false">(</mo>
          <mrow>
            <mrow>
              <mi mathvariant="normal">π</mi>
              <mo stretchy="false">−</mo>
              <mn>3</mn>
            </mrow>
          </mrow>
          <mo fence="true" stretchy="false">)</mo>
        </mrow>
        <mn>2</mn>
      </msup>
    </msqrt>
    <annotation encoding="StarMath 5.0"> sqrt  {({%pi}-{3})^{2}}</annotation>
  </semantics>
</math>
</file>

<file path=Object 98/content.xml><?xml version="1.0" encoding="utf-8"?>
<math xmlns="http://www.w3.org/1998/Math/MathML" display="block">
  <semantics>
    <msqrt>
      <msup>
        <mrow>
          <mo fence="true" stretchy="false">(</mo>
          <mrow>
            <mrow>
              <mn>3</mn>
              <mo stretchy="false">−</mo>
              <mi mathvariant="normal">π</mi>
            </mrow>
          </mrow>
          <mo fence="true" stretchy="false">)</mo>
        </mrow>
        <mn>2</mn>
      </msup>
    </msqrt>
    <annotation encoding="StarMath 5.0"> sqrt  {(3-{%pi})^{2}}</annotation>
  </semantics>
</math>
</file>

<file path=Object 99/content.xml><?xml version="1.0" encoding="utf-8"?>
<math xmlns="http://www.w3.org/1998/Math/MathML" display="block">
  <semantics>
    <msup>
      <mrow>
        <mo fence="true" stretchy="false">(</mo>
        <mrow>
          <msqrt>
            <mrow>
              <mi mathvariant="normal">π</mi>
              <mo stretchy="false">−</mo>
              <mn>3</mn>
            </mrow>
          </msqrt>
        </mrow>
        <mo fence="true" stretchy="false">)</mo>
      </mrow>
      <mn>2</mn>
    </msup>
    <annotation encoding="StarMath 5.0">( sqrt {{%pi}-{3}})^{2}</annotation>
  </semantics>
</math>
</file>